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線の終点_20_9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1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11" style:family="graphic" style:parent-style-name="standard">
      <style:graphic-properties draw:fill-color="#9a0079" draw:textarea-horizontal-align="justify" draw:textarea-vertical-align="middle" draw:auto-grow-height="false" fo:min-height="1.011cm" fo:min-width="4.201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4" style:family="graphic" style:parent-style-name="standard">
      <style:graphic-properties svg:stroke-width="0.081cm" svg:stroke-color="#0041ff" draw:marker-start-width="0.321cm" draw:marker-end-width="0.321cm" draw:fill="none" draw:textarea-vertical-align="middle" draw:auto-grow-height="false" fo:min-height="7.265cm" fo:min-width="0cm" fo:padding-top="0.165cm" fo:padding-bottom="0.165cm" fo:padding-left="0.29cm" fo:padding-right="0.29cm" fo:wrap-option="wrap"/>
    </style:style>
    <style:style style:name="gr15" style:family="graphic" style:parent-style-name="standard">
      <style:graphic-properties draw:fill-color="#9a0079" draw:textarea-horizontal-align="justify" draw:textarea-vertical-align="middle" draw:auto-grow-height="false" fo:min-height="1.011cm" fo:min-width="4.405cm" fo:wrap-option="wrap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2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26" style:family="graphic" style:parent-style-name="standard">
      <style:graphic-properties svg:stroke-width="0.081cm" svg:stroke-color="#0041ff" draw:marker-start-width="0.321cm" draw:marker-end-width="0.321cm" draw:fill="none" draw:textarea-vertical-align="middle" draw:auto-grow-height="false" fo:min-height="4.4cm" fo:min-width="0cm" fo:padding-top="0.165cm" fo:padding-bottom="0.165cm" fo:padding-left="0.29cm" fo:padding-right="0.29cm" fo:wrap-option="wrap"/>
    </style:style>
    <style:style style:name="gr27" style:family="graphic" style:parent-style-name="standard">
      <style:graphic-properties draw:fill-color="#9a0079" draw:textarea-horizontal-align="justify" draw:textarea-vertical-align="middle" draw:auto-grow-height="false" fo:min-height="1.011cm" fo:min-width="4.254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2.836cm"/>
      <style:paragraph-properties style:writing-mode="lr-tb"/>
    </style:style>
    <style:style style:name="gr29" style:family="graphic" style:parent-style-name="objectwithoutfill">
      <style:graphic-properties svg:stroke-width="0.081cm" svg:stroke-color="#000000" draw:marker-start-width="0.321cm" draw:marker-end="線の終点_20_13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000000" draw:marker-start-width="0.321cm" draw:marker-end="線の終点_20_14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4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2" style:family="graphic" style:parent-style-name="standard" style:list-style-name="L3">
      <style:graphic-properties draw:fill-color="#9a0079" draw:textarea-horizontal-align="justify" draw:textarea-vertical-align="middle" draw:auto-grow-height="false" fo:min-height="1.011cm" fo:min-width="3.792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6" style:family="graphic" style:parent-style-name="objectwithoutfill">
      <style:graphic-properties svg:stroke-width="0.081cm" svg:stroke-color="#000000" draw:marker-start-width="0.321cm" draw:marker-end="線の終点_20_15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1.104cm"/>
      <style:paragraph-properties style:writing-mode="lr-tb"/>
    </style:style>
    <style:style style:name="gr48" style:family="graphic" style:parent-style-name="standard">
      <style:graphic-properties draw:fill-color="#9a0079" draw:textarea-horizontal-align="justify" draw:textarea-vertical-align="middle" draw:auto-grow-height="false" fo:min-height="0.947cm" fo:min-width="5.091cm" fo:wrap-option="wrap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5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  <style:paragraph-properties style:writing-mode="lr-tb"/>
    </style:style>
    <style:style style:name="gr62" style:family="graphic" style:parent-style-name="standard">
      <style:graphic-properties svg:stroke-width="0.081cm" svg:stroke-color="#9a0079" draw:marker-start-width="0.321cm" draw:marker-end-width="0.321cm" draw:fill="none" draw:fill-color="#ffffff" loext:fill-use-slide-background="false" draw:textarea-horizontal-align="justify" draw:textarea-vertical-align="middle" draw:auto-grow-height="false" fo:min-height="0.396cm" fo:min-width="2.595cm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objectwithoutfill">
      <style:graphic-properties svg:stroke-width="0.081cm" svg:stroke-color="#000000" draw:marker-start-width="0.321cm" draw:marker-end="線の終点_20_18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  <style:paragraph-properties style:writing-mode="lr-tb"/>
    </style:style>
    <style:style style:name="gr66" style:family="graphic" style:parent-style-name="objectwithoutfill">
      <style:graphic-properties svg:stroke-width="0.081cm" svg:stroke-color="#000000" draw:marker-start-width="0.321cm" draw:marker-end="線の終点_20_19" draw:marker-end-width="0.421cm" draw:fill="none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svg:stroke-color="#000000" draw:marker-start-width="0.321cm" draw:marker-end="線の終点_20_20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draw:fill-color="#9a0079" draw:textarea-horizontal-align="justify" draw:textarea-vertical-align="middle" draw:auto-grow-height="false" fo:min-height="1.011cm" fo:min-width="4.541cm" fo:wrap-option="wrap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0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7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5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svg:stroke-color="#9a0079" draw:marker-start="" draw:marker-start-width="0.2cm" draw:marker-start-center="false" draw:marker-end="" draw:marker-end-width="0.2cm" draw:marker-end-center="false" svg:stroke-linecap="round" draw:fill="none" draw:fill-color="#f6f9d4" loext:fill-use-slide-background="false" draw:textarea-horizontal-align="justify" draw:textarea-vertical-align="middle" draw:auto-grow-height="false" fo:min-height="1.682cm" fo:min-width="6.237cm" fo:padding-top="0.125cm" fo:padding-bottom="0.125cm" fo:padding-left="0.25cm" fo:padding-right="0.25cm" fo:wrap-option="wrap" draw:shadow="hidden" draw:shadow-offset-x="0.071cm" draw:shadow-offset-y="0.071cm" draw:shadow-color="#808080"/>
    </style:style>
    <style:style style:name="gr83" style:family="graphic" style:parent-style-name="standard" style:list-style-name="L3">
      <style:graphic-properties draw:stroke="solid" svg:stroke-width="0.081cm" svg:stroke-color="#9a0079" draw:marker-start="" draw:marker-start-width="0.321cm" draw:marker-start-center="false" draw:marker-end="" draw:marker-end-width="0.321cm" draw:marker-end-center="false" svg:stroke-linecap="round" draw:fill="none" draw:fill-color="#f6f9d4" loext:fill-use-slide-background="false" draw:textarea-horizontal-align="justify" draw:textarea-vertical-align="middle" fo:padding-top="0.165cm" fo:padding-bottom="0.165cm" fo:padding-left="0.29cm" fo:padding-right="0.29cm" fo:wrap-option="wrap" draw:shadow="visible" draw:shadow-offset-x="0.035cm" draw:shadow-offset-y="0.035cm" draw:shadow-color="#81d41a"/>
    </style:style>
    <style:style style:name="gr84" style:family="graphic" style:parent-style-name="standard" style:list-style-name="L3">
      <style:graphic-properties draw:stroke="solid" svg:stroke-width="0.081cm" svg:stroke-color="#9a0079" draw:marker-start="" draw:marker-start-width="0.321cm" draw:marker-start-center="false" draw:marker-end="" draw:marker-end-width="0.321cm" draw:marker-end-center="false" svg:stroke-linecap="round" draw:fill="none" draw:fill-color="#f6f9d4" loext:fill-use-slide-background="false" draw:textarea-horizontal-align="justify" draw:textarea-vertical-align="middle" fo:padding-top="0.165cm" fo:padding-bottom="0.165cm" fo:padding-left="0.29cm" fo:padding-right="0.29cm" fo:wrap-option="wrap" draw:shadow="visible" draw:shadow-offset-x="0.035cm" draw:shadow-offset-y="0.035cm" draw:shadow-color="#81d41a"/>
    </style:style>
    <style:style style:name="gr85" style:family="graphic" style:parent-style-name="standard">
      <style:graphic-properties draw:fill-color="#9a0079" draw:textarea-horizontal-align="justify" draw:textarea-vertical-align="middle" draw:auto-grow-height="false" fo:min-height="2.925cm" fo:min-width="6.81cm" fo:wrap-option="wrap"/>
      <style:paragraph-properties style:writing-mode="lr-tb"/>
    </style:style>
    <style:style style:name="gr8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9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63cm" fo:min-width="7.822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631cm" fo:min-width="7.822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63cm" fo:min-width="7.822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63cm" fo:min-width="7.822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95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7.822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6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7.822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7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7.822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9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0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1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02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3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4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05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6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7" style:family="graphic" style:parent-style-name="objectwithoutfill">
      <style:graphic-properties svg:stroke-width="0.081cm" svg:stroke-color="#000000" draw:marker-start-width="0.321cm" draw:marker-end="線の終点_20_22" draw:marker-end-width="0.421cm" draw:fill="none" draw:textarea-vertical-align="middle" fo:padding-top="0.165cm" fo:padding-bottom="0.165cm" fo:padding-left="0.29cm" fo:padding-right="0.29cm"/>
    </style:style>
    <style:style style:name="gr108" style:family="graphic" style:parent-style-name="objectwithoutfill">
      <style:graphic-properties svg:stroke-width="0.081cm" svg:stroke-color="#000000" draw:marker-start-width="0.321cm" draw:marker-end="線の終点_20_26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standard">
      <style:graphic-properties svg:stroke-width="0.081cm" svg:stroke-color="#0041ff" draw:marker-start-width="0.321cm" draw:marker-end-width="0.321cm" draw:fill="none" draw:textarea-vertical-align="middle" draw:auto-grow-height="false" fo:min-height="7.158cm" fo:min-width="0cm" fo:padding-top="0.165cm" fo:padding-bottom="0.165cm" fo:padding-left="0.29cm" fo:padding-right="0.29cm" fo:wrap-option="wrap"/>
    </style:style>
    <style:style style:name="gr110" style:family="graphic" style:parent-style-name="standard">
      <style:graphic-properties svg:stroke-width="0.081cm" svg:stroke-color="#0041ff" draw:marker-start-width="0.321cm" draw:marker-end-width="0.321cm" draw:fill="none" draw:textarea-vertical-align="middle" draw:auto-grow-height="false" fo:min-height="1.486cm" fo:min-width="0cm" fo:padding-top="0.165cm" fo:padding-bottom="0.165cm" fo:padding-left="0.29cm" fo:padding-right="0.29cm" fo:wrap-option="wrap"/>
    </style:style>
    <style:style style:name="gr111" style:family="graphic" style:parent-style-name="standard">
      <style:graphic-properties draw:fill-color="#9a0079" draw:textarea-horizontal-align="justify" draw:textarea-vertical-align="middle" draw:auto-grow-height="false" fo:min-height="1.418cm" fo:min-width="2.739cm" fo:wrap-option="wrap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1.688cm" fo:min-width="5.701cm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5" style:family="graphic" style:parent-style-name="objectwithoutfill">
      <style:graphic-properties draw:marker-end="線の終点_20_38" draw:marker-end-width="0.3cm" draw:fill="none" draw:textarea-vertical-align="middle"/>
    </style:style>
    <style:style style:name="gr126" style:family="graphic" style:parent-style-name="objectwithoutfill">
      <style:graphic-properties draw:marker-end="線の終点_20_39" draw:marker-end-width="0.3cm" draw:fill="none" draw:textarea-vertical-align="middle"/>
    </style:style>
    <style:style style:name="gr127" style:family="graphic" style:parent-style-name="objectwithoutfill">
      <style:graphic-properties draw:marker-end="線の終点_20_40" draw:marker-end-width="0.3cm" draw:fill="none" draw:textarea-vertical-align="middle"/>
    </style:style>
    <style:style style:name="gr128" style:family="graphic" style:parent-style-name="objectwithoutfill">
      <style:graphic-properties draw:marker-end="線の終点_20_41" draw:marker-end-width="0.3cm" draw:fill="none" draw:textarea-vertical-align="middle"/>
    </style:style>
    <style:style style:name="gr129" style:family="graphic" style:parent-style-name="objectwithoutfill">
      <style:graphic-properties draw:marker-end="線の終点_20_42" draw:marker-end-width="0.3cm" draw:fill="none" draw:textarea-vertical-align="middle"/>
    </style:style>
    <style:style style:name="gr130" style:family="graphic" style:parent-style-name="objectwithoutfill">
      <style:graphic-properties draw:marker-end="線の終点_20_43" draw:marker-end-width="0.3cm" draw:fill="none" draw:textarea-vertical-align="middle"/>
    </style:style>
    <style:style style:name="gr131" style:family="graphic" style:parent-style-name="objectwithoutfill">
      <style:graphic-properties draw:marker-end="線の終点_20_44" draw:marker-end-width="0.3cm" draw:fill="none" draw:textarea-vertical-align="middle"/>
    </style:style>
    <style:style style:name="gr132" style:family="graphic" style:parent-style-name="objectwithoutfill">
      <style:graphic-properties draw:marker-end="線の終点_20_45" draw:marker-end-width="0.3cm" draw:fill="none" draw:textarea-vertical-align="middle"/>
    </style:style>
    <style:style style:name="gr133" style:family="graphic" style:parent-style-name="objectwithoutfill">
      <style:graphic-properties draw:marker-end="線の終点_20_46" draw:marker-end-width="0.3cm" draw:fill="none" draw:textarea-vertical-align="middle"/>
    </style:style>
    <style:style style:name="gr134" style:family="graphic" style:parent-style-name="objectwithoutfill">
      <style:graphic-properties draw:marker-end="線の終点_20_47" draw:marker-end-width="0.3cm" draw:fill="none" draw:textarea-vertical-align="middle"/>
    </style:style>
    <style:style style:name="gr135" style:family="graphic" style:parent-style-name="objectwithoutfill">
      <style:graphic-properties draw:marker-end="線の終点_20_48" draw:marker-end-width="0.3cm" draw:fill="none" draw:textarea-vertical-align="middle"/>
    </style:style>
    <style:style style:name="gr136" style:family="graphic" style:parent-style-name="objectwithoutfill">
      <style:graphic-properties draw:marker-end="線の終点_20_49" draw:marker-end-width="0.3cm" draw:fill="none" draw:textarea-vertical-align="middle"/>
    </style:style>
    <style:style style:name="gr13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3" style:family="graphic" style:parent-style-name="standard">
      <style:graphic-properties draw:textarea-horizontal-align="justify" draw:textarea-vertical-align="middle" draw:auto-grow-height="false" fo:min-height="0.682cm" fo:min-width="3.013cm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  <style:paragraph-properties style:writing-mode="lr-tb"/>
    </style:style>
    <style:style style:name="gr155" style:family="graphic" style:parent-style-name="objectwithoutfill">
      <style:graphic-properties draw:marker-end="線の終点_20_52" draw:marker-end-width="0.3cm" draw:fill="none" draw:textarea-vertical-align="middle"/>
    </style:style>
    <style:style style:name="gr156" style:family="graphic" style:parent-style-name="objectwithoutfill">
      <style:graphic-properties draw:fill="none" draw:textarea-vertical-align="middle"/>
    </style:style>
    <style:style style:name="gr157" style:family="graphic" style:parent-style-name="objectwithoutfill">
      <style:graphic-properties draw:marker-end="線の終点_20_54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7cm"/>
      <style:paragraph-properties style:writing-mode="lr-tb"/>
    </style:style>
    <style:style style:name="gr160" style:family="graphic" style:parent-style-name="objectwithoutfill">
      <style:graphic-properties draw:marker-end="線の終点_20_55" draw:marker-end-width="0.3cm" draw:fill="none" draw:textarea-vertical-align="middle"/>
    </style:style>
    <style:style style:name="gr161" style:family="graphic" style:parent-style-name="objectwithoutfill">
      <style:graphic-properties draw:marker-end="線の終点_20_56" draw:marker-end-width="0.3cm" draw:fill="none" draw:textarea-vertical-align="middle"/>
    </style:style>
    <style:style style:name="gr16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63" style:family="graphic" style:parent-style-name="standard">
      <style:graphic-properties draw:fill-color="#8d1d75" draw:textarea-horizontal-align="justify" draw:textarea-vertical-align="middle" draw:auto-grow-height="false" fo:min-height="0.104cm" fo:min-width="0cm"/>
    </style:style>
    <style:style style:name="gr164" style:family="graphic" style:parent-style-name="standard">
      <style:graphic-properties draw:fill-color="#ff8000" draw:textarea-horizontal-align="justify" draw:textarea-vertical-align="middle" draw:auto-grow-height="false" fo:min-height="0.104cm" fo:min-width="0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67" style:family="graphic" style:parent-style-name="objectwithoutfill">
      <style:graphic-properties svg:stroke-width="0.053cm" draw:marker-start="線の終点_20_59" draw:marker-start-width="0.379cm" draw:marker-end="線の終点_20_60" draw:marker-end-width="0.379cm" draw:fill="none" draw:textarea-vertical-align="middle" fo:padding-top="0.151cm" fo:padding-bottom="0.151cm" fo:padding-left="0.276cm" fo:padding-right="0.276cm"/>
    </style:style>
    <style:style style:name="gr168" style:family="graphic" style:parent-style-name="objectwithoutfill">
      <style:graphic-properties svg:stroke-width="0.053cm" draw:marker-start="線の終点_20_61" draw:marker-start-width="0.379cm" draw:marker-end="線の終点_20_62" draw:marker-end-width="0.379cm" draw:fill="none" draw:textarea-vertical-align="middle" fo:padding-top="0.151cm" fo:padding-bottom="0.151cm" fo:padding-left="0.276cm" fo:padding-right="0.276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84cm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2.546cm" fo:min-width="5.69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2.545cm" fo:min-width="6.347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3" style:family="graphic" style:parent-style-name="standard">
      <style:graphic-properties draw:textarea-horizontal-align="justify" draw:textarea-vertical-align="middle" draw:auto-grow-height="false" fo:min-height="3.082cm" fo:min-width="5.193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106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365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9cm" fo:min-width="8.657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/>
      <style:paragraph-properties style:writing-mode="lr-tb"/>
    </style:style>
    <style:style style:name="gr178" style:family="graphic" style:parent-style-name="standard">
      <style:graphic-properties draw:textarea-horizontal-align="justify" draw:textarea-vertical-align="middle" draw:auto-grow-height="false" fo:min-height="1.36cm" fo:min-width="0.25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/>
      <style:paragraph-properties style:writing-mode="lr-tb"/>
    </style:style>
    <style:style style:name="gr180" style:family="graphic" style:parent-style-name="standard">
      <style:graphic-properties draw:textarea-horizontal-align="justify" draw:textarea-vertical-align="middle" draw:auto-grow-height="false" fo:min-height="1.884cm" fo:min-width="0.2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82" style:family="graphic" style:parent-style-name="standard" style:list-style-name="L3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Gradient_20_787" draw:gradient-step-count="0" draw:opacity="100%" draw:textarea-horizontal-align="justify" draw:textarea-vertical-align="middle" draw:auto-grow-height="false" draw:fit-to-size="false" style:shrink-to-fit="false" fo:min-height="1.142cm" fo:min-width="4.163cm" fo:padding-top="0.108cm" fo:padding-bottom="0.108cm" fo:padding-left="0.233cm" fo:padding-right="0.233cm" fo:wrap-option="wrap" draw:shadow="visible" draw:shadow-offset-x="0.141cm" draw:shadow-offset-y="0.141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881cm"/>
      <style:paragraph-properties style:writing-mode="lr-tb"/>
    </style:style>
    <style:style style:name="gr190" style:family="graphic" style:parent-style-name="standard">
      <style:graphic-properties draw:textarea-horizontal-align="justify" draw:textarea-vertical-align="middle" draw:auto-grow-height="false" fo:min-height="0.476cm" fo:min-width="2.199cm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7" style:family="graphic" style:parent-style-name="standard" style:list-style-name="L3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2.438cm" fo:min-width="4.003cm" fo:padding-top="0.142cm" fo:padding-bottom="0.142cm" fo:padding-left="0.267cm" fo:padding-right="0.267cm" fo:wrap-option="wrap" draw:shadow="hidden" draw:shadow-offset-x="0cm" draw:shadow-offset-y="1.058cm" draw:shadow-color="#808080" draw:shadow-opacity="40%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9.172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59cm"/>
      <style:paragraph-properties style:writing-mode="lr-tb"/>
    </style:style>
    <style:style style:name="gr200" style:family="graphic" style:parent-style-name="standard">
      <style:graphic-properties draw:fill="none" draw:textarea-vertical-align="middle" draw:auto-grow-height="false" fo:min-height="13.508cm" fo:min-width="0cm" fo:wrap-option="wrap"/>
    </style:style>
    <style:style style:name="gr201" style:family="graphic" style:parent-style-name="standard" style:list-style-name="L3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Gradient_20_787" draw:gradient-step-count="0" draw:opacity="100%" draw:textarea-horizontal-align="justify" draw:textarea-vertical-align="middle" draw:auto-grow-height="false" draw:fit-to-size="false" style:shrink-to-fit="false" fo:min-height="1.142cm" fo:min-width="4.163cm" fo:padding-top="0.108cm" fo:padding-bottom="0.108cm" fo:padding-left="0.233cm" fo:padding-right="0.233cm" fo:wrap-option="wrap" draw:shadow="visible" draw:shadow-offset-x="0.141cm" draw:shadow-offset-y="0.141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08" style:family="graphic" style:parent-style-name="standard" style:list-style-name="L3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2.438cm" fo:min-width="4.003cm" fo:padding-top="0.142cm" fo:padding-bottom="0.142cm" fo:padding-left="0.267cm" fo:padding-right="0.267cm" fo:wrap-option="wrap" draw:shadow="hidden" draw:shadow-offset-x="0cm" draw:shadow-offset-y="1.058cm" draw:shadow-color="#808080" draw:shadow-opacity="40%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37cm"/>
      <style:paragraph-properties style:writing-mode="lr-tb"/>
    </style:style>
    <style:style style:name="gr210" style:family="graphic" style:parent-style-name="standard" style:list-style-name="L3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1.531cm" fo:min-width="2.189cm" fo:padding-top="0.142cm" fo:padding-bottom="0.142cm" fo:padding-left="0.267cm" fo:padding-right="0.267cm" fo:wrap-option="wrap" draw:shadow="hidden" draw:shadow-offset-x="0cm" draw:shadow-offset-y="1.058cm" draw:shadow-color="#808080" draw:shadow-opacity="40%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6.132cm"/>
      <style:paragraph-properties style:writing-mode="lr-tb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title">
      <style:graphic-properties fo:min-height="2.986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769cm" style:use-optimal-column-width="false"/>
    </style:style>
    <style:style style:name="co2" style:family="table-column">
      <style:table-column-properties style:column-width="1.767cm" style:use-optimal-column-width="false"/>
    </style:style>
    <style:style style:name="co3" style:family="table-column">
      <style:table-column-properties style:column-width="1.763cm" style:use-optimal-column-width="false"/>
    </style:style>
    <style:style style:name="co4" style:family="table-column">
      <style:table-column-properties style:column-width="1.961cm" style:use-optimal-column-width="false"/>
    </style:style>
    <style:style style:name="co5" style:family="table-column">
      <style:table-column-properties style:column-width="1.789cm" style:use-optimal-column-width="false"/>
    </style:style>
    <style:style style:name="co6" style:family="table-column">
      <style:table-column-properties style:column-width="4.169cm" style:use-optimal-column-width="false"/>
    </style:style>
    <style:style style:name="co7" style:family="table-column">
      <style:table-column-properties style:column-width="1.693cm" style:use-optimal-column-width="false"/>
    </style:style>
    <style:style style:name="co8" style:family="table-column">
      <style:table-column-properties style:column-width="1.698cm" style:use-optimal-column-width="false"/>
    </style:style>
    <style:style style:name="co9" style:family="table-column">
      <style:table-column-properties style:column-width="4.208cm" style:use-optimal-column-width="false"/>
    </style:style>
    <style:style style:name="co10" style:family="table-column">
      <style:table-column-properties style:column-width="1.672cm" style:use-optimal-column-width="false"/>
    </style:style>
    <style:style style:name="co11" style:family="table-column">
      <style:table-column-properties style:column-width="1.677cm" style:use-optimal-column-width="false"/>
    </style:style>
    <style:style style:name="co12" style:family="table-column">
      <style:table-column-properties style:column-width="4.156cm" style:use-optimal-column-width="false"/>
    </style:style>
    <style:style style:name="co13" style:family="table-column">
      <style:table-column-properties style:column-width="3.13cm" style:use-optimal-column-width="false"/>
    </style:style>
    <style:style style:name="co14" style:family="table-column">
      <style:table-column-properties style:column-width="4.37cm" style:use-optimal-column-width="false"/>
    </style:style>
    <style:style style:name="co15" style:family="table-column">
      <style:table-column-properties style:column-width="1.691cm" style:use-optimal-column-width="false"/>
    </style:style>
    <style:style style:name="co16" style:family="table-column">
      <style:table-column-properties style:column-width="1.694cm" style:use-optimal-column-width="false"/>
    </style:style>
    <style:style style:name="co17" style:family="table-column">
      <style:table-column-properties style:column-width="1.855cm" style:use-optimal-column-width="false"/>
    </style:style>
    <style:style style:name="co18" style:family="table-column">
      <style:table-column-properties style:column-width="1.743cm" style:use-optimal-column-width="false"/>
    </style:style>
    <style:style style:name="co19" style:family="table-column">
      <style:table-column-properties style:column-width="1.742cm" style:use-optimal-column-width="false"/>
    </style:style>
    <style:style style:name="co20" style:family="table-column">
      <style:table-column-properties style:column-width="1.759cm" style:use-optimal-column-width="false"/>
    </style:style>
    <style:style style:name="co21" style:family="table-column">
      <style:table-column-properties style:column-width="1.71cm" style:use-optimal-column-width="false"/>
    </style:style>
    <style:style style:name="co22" style:family="table-column">
      <style:table-column-properties style:column-width="3.903cm" style:use-optimal-column-width="false"/>
    </style:style>
    <style:style style:name="co23" style:family="table-column">
      <style:table-column-properties style:column-width="5.451cm" style:use-optimal-column-width="false"/>
    </style:style>
    <style:style style:name="ro1" style:family="table-row">
      <style:table-row-properties style:row-height="1.531cm" style:use-optimal-row-height="false"/>
    </style:style>
    <style:style style:name="ro2" style:family="table-row">
      <style:table-row-properties style:row-height="0.617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606cm" style:use-optimal-row-height="false"/>
    </style:style>
    <style:style style:name="ro5" style:family="table-row">
      <style:table-row-properties style:row-height="0.776cm" style:use-optimal-row-height="false"/>
    </style:style>
    <style:style style:name="ro6" style:family="table-row">
      <style:table-row-properties style:row-height="0.716cm" style:use-optimal-row-height="false"/>
    </style:style>
    <style:style style:name="ro7" style:family="table-row">
      <style:table-row-properties style:row-height="0.758cm" style:use-optimal-row-height="false"/>
    </style:style>
    <style:style style:name="ro8" style:family="table-row">
      <style:table-row-properties style:row-height="0.644cm" style:use-optimal-row-height="false"/>
    </style:style>
    <style:style style:name="ro9" style:family="table-row">
      <style:table-row-properties style:row-height="0.726cm" style:use-optimal-row-height="false"/>
    </style:style>
    <style:style style:name="ro10" style:family="table-row">
      <style:table-row-properties style:row-height="0.677cm" style:use-optimal-row-height="false"/>
    </style:style>
    <style:style style:name="ro11" style:family="table-row">
      <style:table-row-properties style:row-height="0.752cm" style:use-optimal-row-height="false"/>
    </style:style>
    <style:style style:name="ro12" style:family="table-row">
      <style:table-row-properties style:row-height="0.693cm" style:use-optimal-row-height="false"/>
    </style:style>
    <style:style style:name="ro13" style:family="table-row">
      <style:table-row-properties style:row-height="0.678cm" style:use-optimal-row-height="false"/>
    </style:style>
    <style:style style:name="ro14" style:family="table-row">
      <style:table-row-properties style:row-height="0.663cm" style:use-optimal-row-height="false"/>
    </style:style>
    <style:style style:name="ro15" style:family="table-row">
      <style:table-row-properties style:row-height="0.745cm" style:use-optimal-row-height="false"/>
    </style:style>
    <style:style style:name="ro16" style:family="table-row">
      <style:table-row-properties style:row-height="0.661cm" style:use-optimal-row-height="false"/>
    </style:style>
    <style:style style:name="ce1" style:family="table-cell">
      <loext:graphic-properties draw:textarea-vertical-align="middle"/>
      <style:text-properties fo:color="#ffffff" loext:opacity="100%" loext:color-lum-mod="100%" loext:color-lum-off="0%"/>
    </style:style>
    <style:style style:name="ce2" style:family="table-cell">
      <style:text-properties fo:font-size="10pt" style:font-size-asian="10pt" style:font-size-complex="10pt"/>
    </style:style>
    <style:style style:name="ce3" style:family="table-cell">
      <style:paragraph-properties fo:text-align="center"/>
      <style:text-properties fo:font-size="10pt" style:font-size-asian="10pt" style:font-size-complex="10pt"/>
    </style:style>
    <style:style style:name="ce4" style:family="table-cell">
      <style:text-properties fo:font-size="8pt" style:font-size-asian="8pt" style:font-size-complex="8pt"/>
    </style:style>
    <style:style style:name="ce5" style:family="table-cell">
      <style:paragraph-properties fo:text-align="start"/>
      <style:text-properties fo:font-size="8pt" style:font-size-asian="8pt" style:font-size-complex="8pt" fo:hyphenate="false"/>
    </style:style>
    <style:style style:name="ce6" style:family="table-cell">
      <style:text-properties fo:font-size="11pt" style:font-size-asian="11pt" style:font-size-complex="11pt"/>
    </style:style>
    <style:style style:name="ce7" style:family="table-cell">
      <style:paragraph-properties fo:text-align="center"/>
      <style:text-properties fo:font-size="11pt" style:font-size-asian="11pt" style:font-size-complex="11pt"/>
    </style:style>
    <style:style style:name="ce8" style:family="table-cell">
      <style:text-properties fo:font-size="10.5pt" style:font-size-asian="10.5pt" style:font-size-complex="10.5pt"/>
    </style:style>
    <style:style style:name="ce9" style:family="table-cell">
      <style:paragraph-properties fo:text-align="start"/>
      <style:text-properties fo:font-size="11pt" style:font-size-asian="11pt" style:font-size-complex="11pt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99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  <style:text-properties fo:font-size="12.6999998092651pt" style:font-size-asian="14pt" style:font-size-complex="14pt"/>
    </style:style>
    <style:style style:name="P10" style:family="paragraph">
      <style:paragraph-properties fo:text-align="start" style:writing-mode="lr-tb"/>
      <style:text-properties fo:font-size="12.6999998092651pt" style:font-size-asian="14pt" style:font-size-complex="14pt"/>
    </style:style>
    <style:style style:name="P11" style:family="paragraph">
      <loext:graphic-properties draw:fill-color="#9a0079"/>
      <style:paragraph-properties fo:text-align="center" style:writing-mode="lr-tb"/>
      <style:text-properties fo:font-size="12.6999998092651pt" style:font-size-asian="14pt" style:font-size-complex="14pt"/>
    </style:style>
    <style:style style:name="P12" style:family="paragraph">
      <style:paragraph-properties fo:text-align="start" style:writing-mode="lr-tb"/>
      <style:text-properties fo:font-size="14pt" style:font-size-asian="12.6999998092651pt" style:font-size-complex="14pt"/>
    </style:style>
    <style:style style:name="P13" style:family="paragraph">
      <loext:graphic-properties draw:fill-color="#9a0079"/>
      <style:paragraph-properties fo:text-align="start" style:writing-mode="lr-tb"/>
      <style:text-properties fo:font-size="14pt" style:font-size-asian="12.6999998092651pt" style:font-size-complex="1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-color="#9a0079"/>
      <style:paragraph-properties fo:text-align="start" style:writing-mode="lr-tb"/>
      <style:text-properties fo:font-size="12pt" style:font-size-asian="12pt" style:font-size-complex="12pt"/>
    </style:style>
    <style:style style:name="P17" style:family="paragraph">
      <style:text-properties fo:color="#ffffff" loext:opacity="100%"/>
    </style:style>
    <style:style style:name="P18" style:family="paragraph">
      <loext:graphic-properties draw:fill="none" draw:fill-color="#ffffff"/>
      <style:paragraph-properties style:writing-mode="lr-tb"/>
      <style:text-properties style:font-size-asian="16.2999992370605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20" style:family="paragraph">
      <loext:graphic-properties draw:fill-color="#9a0079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color="#0041ff" loext:opacity="100%" loext:color-lum-mod="100%" loext:color-lum-off="0%" fo:font-size="16.2999992370605pt" fo:font-style="italic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41ff" loext:opacity="100%" loext:color-lum-mod="100%" loext:color-lum-off="0%" fo:font-style="italic" style:font-size-asian="16.2999992370605pt"/>
    </style:style>
    <style:style style:name="P24" style:family="paragraph">
      <loext:graphic-properties draw:fill="none"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="solid" draw:fill-color="#ffdbb6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7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style:paragraph-properties fo:text-align="center" style:writing-mode="lr-tb"/>
      <style:text-properties fo:font-size="8pt" style:font-size-asian="8pt" style:font-size-complex="8pt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font-size="10pt" style:font-size-asian="10pt" style:font-size-complex="10pt"/>
    </style:style>
    <style:style style:name="P36" style:family="paragraph">
      <style:text-properties style:font-size-asian="8pt" style:font-size-complex="8pt"/>
    </style:style>
    <style:style style:name="P37" style:family="paragraph">
      <style:paragraph-properties fo:text-align="start" style:writing-mode="lr-tb"/>
      <style:text-properties fo:font-size="8pt" style:font-size-asian="8pt" style:font-size-complex="8pt" fo:hyphenate="false"/>
    </style:style>
    <style:style style:name="P3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0" style:family="paragraph">
      <loext:graphic-properties draw:fill-color="#8d1d75"/>
      <style:paragraph-properties fo:text-align="center"/>
    </style:style>
    <style:style style:name="P41" style:family="paragraph">
      <loext:graphic-properties draw:fill-color="#ff8000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style style:name="P44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6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7" style:family="paragraph">
      <style:paragraph-properties fo:text-align="center" style:writing-mode="lr-tb"/>
      <style:text-properties fo:font-size="12pt" style:font-size-asian="12pt" style:font-size-complex="12pt"/>
    </style:style>
    <style:style style:name="P48" style:family="paragraph">
      <style:paragraph-properties fo:text-align="justify"/>
    </style:style>
    <style:style style:name="P49" style:family="paragraph">
      <style:text-properties fo:font-size="11pt" style:font-size-asian="11pt" style:font-size-complex="11pt"/>
    </style:style>
    <style:style style:name="P50" style:family="paragraph">
      <style:paragraph-properties fo:text-align="center"/>
      <style:text-properties fo:font-size="11pt" style:font-size-asian="11pt" style:font-size-complex="11pt"/>
    </style:style>
    <style:style style:name="P51" style:family="paragraph"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8000001907349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gradient" draw:fill-color="#4472c4" draw:fill-gradient-name="Gradient_20_787" draw:gradient-step-count="0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.8000001907349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55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56" style:family="paragraph">
      <style:text-properties style:font-size-asian="10.5pt" style:font-size-complex="10.5pt"/>
    </style:style>
    <style:style style:name="P57" style:family="paragraph">
      <style:paragraph-properties fo:text-align="start" style:writing-mode="lr-tb"/>
      <style:text-properties fo:font-size="11pt" style:font-size-asian="11pt" style:font-size-complex="11pt" fo:hyphenate="false"/>
    </style:style>
    <style:style style:name="P58" style:family="paragraph">
      <loext:graphic-properties draw:fill="solid" draw:fill-color="#4472c4" draw:secondary-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0" style:family="paragraph">
      <loext:graphic-properties draw:fill-color="#ffffff"/>
      <style:paragraph-properties style:writing-mode="lr-tb"/>
      <style:text-properties style:font-size-asian="20pt"/>
    </style:style>
    <style:style style:name="P61" style:family="paragraph">
      <loext:graphic-properties draw:fill="none" draw:fill-color="#ffffff"/>
      <style:paragraph-properties style:writing-mode="lr-tb"/>
      <style:text-properties fo:font-size="16.299999237060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loext:opacity="100%" style:font-size-asian="16.2999992370605pt"/>
    </style:style>
    <style:style style:name="T6" style:family="text">
      <style:text-properties style:font-size-asian="16.2999992370605pt"/>
    </style:style>
    <style:style style:name="T7" style:family="text">
      <style:text-properties fo:color="#0041ff" loext:opacity="100%" fo:font-size="16.2999992370605pt" fo:font-style="italic"/>
    </style:style>
    <style:style style:name="T8" style:family="text">
      <style:text-properties fo:color="#0041ff" loext:opacity="100%" fo:font-style="italic" style:font-size-asian="16.299999237060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style:font-size-asian="18pt"/>
    </style:style>
    <style:style style:name="T23" style:family="text">
      <style:text-properties fo:font-size="18pt" style:font-size-asian="10.5pt" style:font-size-complex="10.5pt"/>
    </style:style>
    <style:style style:name="T24" style:family="text">
      <style:text-properties fo:font-size="18pt"/>
    </style:style>
    <text:list-style style:name="L1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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custom-shape draw:name="messagebox-positiv 1" draw:style-name="gr1" draw:text-style-name="P2" xml:id="id2" draw:id="id2" draw:layer="layout" svg:width="10.432cm" svg:height="1.585cm" svg:x="7.501cm" svg:y="3.339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" draw:style-name="gr2" draw:text-style-name="P3" draw:layer="layout" svg:width="10.432cm" svg:height="1.586cm" svg:x="7.501cm" svg:y="6.658cm">
          <text:list text:style-name="L2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3" draw:style-name="gr3" draw:text-style-name="P3" draw:layer="layout" svg:width="10.432cm" svg:height="1.587cm" svg:x="7.501cm" svg:y="9.982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5" draw:style-name="gr4" draw:text-style-name="P3" draw:layer="layout" svg:width="10.432cm" svg:height="1.586cm" svg:x="7.501cm" svg:y="8.334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3.645cm" svg:y1="2.358cm" svg:x2="7.501cm" svg:y2="4.131cm" draw:start-shape="id1" draw:start-glue-point="2" draw:end-shape="id2" draw:end-glue-point="3" svg:d="M3645 2358v1773h3856" svg:viewBox="0 0 3857 1774">
          <text:p/>
        </draw:connector>
        <draw:g draw:name="task-transaction 1" xml:id="id1" draw:id="id1">
          <draw:g>
            <draw:polygon draw:style-name="gr6" draw:text-style-name="P5" draw:layer="layout" svg:width="1.078cm" svg:height="0.339cm" svg:x="3.106cm" svg:y="1.974cm" svg:viewBox="0 0 1079 340" draw:points="0,340 1079,340 1079,0 0,0">
              <text:p/>
            </draw:polygon>
            <draw:line draw:style-name="gr7" draw:text-style-name="P5" draw:layer="layout" svg:x1="3.641cm" svg:y1="2.057cm" svg:x2="3.641cm" svg:y2="2.227cm">
              <text:p/>
            </draw:line>
            <draw:line draw:style-name="gr8" draw:text-style-name="P5" draw:layer="layout" svg:x1="3.375cm" svg:y1="2.144cm" svg:x2="3.912cm" svg:y2="2.144cm">
              <text:p/>
            </draw:line>
          </draw:g>
          <draw:path draw:style-name="gr9" draw:text-style-name="P5" draw:layer="layout" svg:width="6.803cm" svg:height="1.643cm" svg:x="0.243cm" svg:y="0.714cm" svg:viewBox="0 0 6804 1644" svg:d="M472 1644h5862c259 0 470-77 470-171v-1303c0-94-211-170-470-170h-5862c-261 0-472 76-472 170v1303c0 94 211 171 472 171z">
            <text:p/>
          </draw:path>
          <draw:path draw:style-name="gr10" draw:text-style-name="P8" draw:layer="layout" svg:width="6.53cm" svg:height="1.556cm" svg:x="0.38cm" svg:y="0.758cm" svg:viewBox="0 0 6531 1557" svg:d="M469 1557h5591c261 0 471-77 471-170v-1217c0-94-210-170-471-170h-5591c-260 0-469 76-469 170v1217c0 93 209 170 469 170z">
            <text:p text:style-name="P6"><text:span text:style-name="T2">検</text:span><text:span text:style-name="T2">索</text:span><text:span text:style-name="T2">キ</text:span><text:span text:style-name="T2">ー</text:span><text:span text:style-name="T2">ワ</text:span><text:span text:style-name="T2">ー</text:span><text:span text:style-name="T2">ド</text:span><text:span text:style-name="T2">：</text:span></text:p>
            <text:p text:style-name="P7"><text:span text:style-name="T2">辛</text:span><text:span text:style-name="T2">い</text:span><text:span text:style-name="T2">ラ</text:span><text:span text:style-name="T2">ー</text:span><text:span text:style-name="T2">メ</text:span><text:span text:style-name="T2">ン</text:span><text:span text:style-name="T2">の</text:span><text:span text:style-name="T2">お</text:span><text:span text:style-name="T2">店</text:span></text:p>
          </draw:path>
        </draw:g>
        <draw:custom-shape draw:style-name="gr11" draw:text-style-name="P11" draw:layer="layout" svg:width="5.077cm" svg:height="1.361cm" svg:x="14.123cm" svg:y="2.449cm">
          <text:p text:style-name="P9"><text:span text:style-name="T3">素朴に検索すると</text:span></text:p>
          <text:p text:style-name="P10"><text:span text:style-name="T3">これのみヒット</text:span></text:p>
          <draw:enhanced-geometry svg:viewBox="0 0 21600 21600" draw:text-areas="800 800 20800 20800" draw:type="round-rectangular-callout" draw:modifiers="6057.18786923986 19173.5682819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messagebox-error 1" draw:style-name="gr12" draw:text-style-name="P3" draw:layer="layout" svg:width="10.432cm" svg:height="1.586cm" svg:x="7.501cm" svg:y="4.981cm">
          <text:list text:style-name="L2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4" draw:style-name="gr13" draw:text-style-name="P3" draw:layer="layout" svg:width="10.432cm" svg:height="1.587cm" svg:x="7.501cm" svg:y="11.6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8.011cm" svg:x="17.942cm" svg:y="4.98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3" draw:layer="layout" svg:width="5.297cm" svg:height="1.361cm" svg:x="19.203cm" svg:y="8.303cm">
          <text:p text:style-name="P12"><text:span text:style-name="T3">字面の違うデータはヒットしない</text:span></text:p>
          <draw:enhanced-geometry svg:viewBox="0 0 21600 21600" draw:text-areas="800 800 20800 20800" draw:type="round-rectangular-callout" draw:modifiers="3693.77123442809 14923.3480176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name="messagebox-positiv 3" draw:style-name="gr17" draw:text-style-name="P2" xml:id="id5" draw:id="id5" draw:layer="layout" svg:width="10.432cm" svg:height="1.585cm" svg:x="8.163cm" svg:y="3.339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2" draw:style-name="gr18" draw:text-style-name="P3" draw:layer="layout" svg:width="10.432cm" svg:height="1.587cm" svg:x="8.163cm" svg:y="9.982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3" draw:style-name="gr19" draw:text-style-name="P3" draw:layer="layout" svg:width="10.432cm" svg:height="1.586cm" svg:x="8.163cm" svg:y="8.334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3" xml:id="id3" draw:id="id3">
          <draw:g>
            <draw:polygon draw:style-name="gr20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21" draw:text-style-name="P5" draw:layer="layout" svg:x1="3.941cm" svg:y1="2.057cm" svg:x2="3.941cm" svg:y2="2.227cm">
              <text:p/>
            </draw:line>
            <draw:line draw:style-name="gr22" draw:text-style-name="P5" draw:layer="layout" svg:x1="3.675cm" svg:y1="2.144cm" svg:x2="4.212cm" svg:y2="2.144cm">
              <text:p/>
            </draw:line>
          </draw:g>
          <draw:path draw:style-name="gr23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24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</text:span><text:span text:style-name="T2">索</text:span><text:span text:style-name="T2">キ</text:span><text:span text:style-name="T2">ー</text:span><text:span text:style-name="T2">ワ</text:span><text:span text:style-name="T2">ー</text:span><text:span text:style-name="T2">ド</text:span><text:span text:style-name="T2">：</text:span></text:p>
            <text:p text:style-name="P7"><text:span text:style-name="T2">辛</text:span><text:span text:style-name="T2">い</text:span><text:span text:style-name="T2">ラ</text:span><text:span text:style-name="T2">ー</text:span><text:span text:style-name="T2">メ</text:span><text:span text:style-name="T2">ン</text:span><text:span text:style-name="T2">の</text:span><text:span text:style-name="T2">お</text:span><text:span text:style-name="T2">店</text:span></text:p>
          </draw:path>
        </draw:g>
        <draw:custom-shape draw:name="messagebox-error 15" draw:style-name="gr25" draw:text-style-name="P3" draw:layer="layout" svg:width="10.432cm" svg:height="1.587cm" svg:x="8.163cm" svg:y="11.6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1.361cm" svg:height="4.99cm" svg:x="18.505cm" svg:y="3.3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6" draw:layer="layout" svg:width="5.134cm" svg:height="1.361cm" svg:x="19.866cm" svg:y="5.17cm">
          <text:p text:style-name="P15"><text:span text:style-name="T4">辞書を使って</text:span></text:p>
          <text:p text:style-name="P15"><text:span text:style-name="T4">字面の違うデータもヒットさせる</text:span></text:p>
          <draw:enhanced-geometry svg:viewBox="0 0 21600 21600" draw:text-areas="800 800 20800 20800" draw:type="round-rectangular-callout" draw:modifiers="6957.429406037 12940.9691629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4" draw:id="id4" draw:layer="layout" svg:width="5.304cm" svg:height="1.53cm" svg:x="1.316cm" svg:y="7.07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8" draw:layer="layout" svg:width="3.803cm" svg:height="0.827cm" svg:x="0.197cm" svg:y="6.259cm">
          <draw:text-box>
            <text:p><text:span text:style-name="T6">同義</text:span><text:span text:style-name="T6">語辞</text:span><text:span text:style-name="T6">書</text:span></text:p>
          </draw:text-box>
        </draw:frame>
        <draw:connector draw:style-name="gr29" draw:text-style-name="P4" draw:layer="layout" draw:type="line" svg:x1="3.945cm" svg:y1="2.358cm" svg:x2="3.968cm" svg:y2="7.076cm" draw:start-shape="id3" draw:start-glue-point="2" draw:end-shape="id4" draw:end-glue-point="0" svg:d="M3945 2358l23 4718" svg:viewBox="0 0 24 4719">
          <text:p/>
        </draw:connector>
        <draw:connector draw:style-name="gr30" draw:text-style-name="P4" draw:layer="layout" draw:type="lines" draw:line-skew="0cm -2.382cm" svg:x1="3.968cm" svg:y1="7.076cm" svg:x2="8.163cm" svg:y2="4.131cm" draw:start-shape="id4" draw:start-glue-point="0" draw:end-shape="id5" draw:end-glue-point="3" svg:d="M3968 7076v-502l1295-2443h2900" svg:viewBox="0 0 4196 2946">
          <text:p/>
        </draw:connector>
        <draw:custom-shape draw:name="messagebox-positiv 5" draw:style-name="gr31" draw:text-style-name="P2" draw:layer="layout" svg:width="10.432cm" svg:height="1.585cm" svg:x="8.163cm" svg:y="4.988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" draw:style-name="gr32" draw:text-style-name="P2" draw:layer="layout" svg:width="10.432cm" svg:height="1.585cm" svg:x="8.163cm" svg:y="6.636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name="messagebox-positiv 7" draw:style-name="gr33" draw:text-style-name="P2" xml:id="id8" draw:id="id8" draw:layer="layout" svg:width="10.432cm" svg:height="1.585cm" svg:x="8.163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6" draw:style-name="gr34" draw:text-style-name="P3" draw:layer="layout" svg:width="10.432cm" svg:height="1.587cm" svg:x="8.163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9" draw:style-name="gr35" draw:text-style-name="P3" draw:layer="layout" svg:width="10.432cm" svg:height="1.586cm" svg:x="8.163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2" xml:id="id6" draw:id="id6">
          <draw:g>
            <draw:polygon draw:style-name="gr36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37" draw:text-style-name="P5" draw:layer="layout" svg:x1="3.941cm" svg:y1="2.057cm" svg:x2="3.941cm" svg:y2="2.227cm">
              <text:p/>
            </draw:line>
            <draw:line draw:style-name="gr38" draw:text-style-name="P5" draw:layer="layout" svg:x1="3.675cm" svg:y1="2.144cm" svg:x2="4.212cm" svg:y2="2.144cm">
              <text:p/>
            </draw:line>
          </draw:g>
          <draw:path draw:style-name="gr39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40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</text:span><text:span text:style-name="T2">索</text:span><text:span text:style-name="T2">キ</text:span><text:span text:style-name="T2">ー</text:span><text:span text:style-name="T2">ワ</text:span><text:span text:style-name="T2">ー</text:span><text:span text:style-name="T2">ド</text:span><text:span text:style-name="T2">：</text:span></text:p>
            <text:p text:style-name="P7"><text:span text:style-name="T2">辛</text:span><text:span text:style-name="T2">い</text:span><text:span text:style-name="T2">ラ</text:span><text:span text:style-name="T2">ー</text:span><text:span text:style-name="T2">メ</text:span><text:span text:style-name="T2">ン</text:span><text:span text:style-name="T2">の</text:span><text:span text:style-name="T2">お</text:span><text:span text:style-name="T2">店</text:span></text:p>
          </draw:path>
        </draw:g>
        <draw:custom-shape draw:name="messagebox-error 10" draw:style-name="gr41" draw:text-style-name="P3" draw:layer="layout" svg:width="10.432cm" svg:height="1.587cm" svg:x="8.163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1.361cm" svg:height="4.99cm" svg:x="18.505cm" svg:y="2.4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20" draw:layer="layout" svg:width="4.634cm" svg:height="1.361cm" svg:x="19.866cm" svg:y="4.263cm">
          <text:p text:style-name="P19"><text:span text:style-name="T4">辞書を使って</text:span></text:p>
          <text:p text:style-name="P19"><text:span text:style-name="T4">字面の違うデータもヒットさせる</text:span></text:p>
          <draw:enhanced-geometry svg:viewBox="0 0 21600 21600" draw:text-areas="800 800 20800 20800" draw:type="round-rectangular-callout" draw:modifiers="8369.70873786408 15859.0308370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7" draw:id="id7" draw:layer="layout" svg:width="5.304cm" svg:height="1.53cm" svg:x="1.316cm" svg:y="7.07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8" draw:text-style-name="P18" draw:layer="layout" svg:width="3.803cm" svg:height="0.827cm" svg:x="0.197cm" svg:y="6.259cm">
          <draw:text-box>
            <text:p><text:span text:style-name="T6">同義</text:span><text:span text:style-name="T6">語辞</text:span><text:span text:style-name="T6">書</text:span></text:p>
          </draw:text-box>
        </draw:frame>
        <draw:connector draw:style-name="gr29" draw:text-style-name="P4" draw:layer="layout" draw:type="line" svg:x1="3.945cm" svg:y1="2.358cm" svg:x2="3.968cm" svg:y2="7.076cm" draw:start-shape="id6" draw:start-glue-point="2" draw:end-shape="id7" draw:end-glue-point="0" svg:d="M3945 2358l23 4718" svg:viewBox="0 0 24 4719">
          <text:p/>
        </draw:connector>
        <draw:connector draw:style-name="gr30" draw:text-style-name="P4" draw:layer="layout" draw:type="lines" draw:line-skew="0cm -2.382cm" svg:x1="3.968cm" svg:y1="7.076cm" svg:x2="8.163cm" svg:y2="3.224cm" draw:start-shape="id7" draw:start-glue-point="0" draw:end-shape="id8" draw:end-glue-point="3" svg:d="M3968 7076v-502l1295-3350h2900" svg:viewBox="0 0 4196 3853">
          <text:p/>
        </draw:connector>
        <draw:custom-shape draw:name="messagebox-positiv 8" draw:style-name="gr43" draw:text-style-name="P2" draw:layer="layout" svg:width="10.432cm" svg:height="1.585cm" svg:x="8.163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9" draw:style-name="gr44" draw:text-style-name="P2" draw:layer="layout" svg:width="10.432cm" svg:height="1.585cm" svg:x="8.163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1" draw:style-name="gr45" draw:text-style-name="P3" draw:layer="layout" svg:width="10.432cm" svg:height="1.587cm" svg:x="13.878cm" svg:y="12.383cm">
          <text:list text:style-name="L2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4" draw:layer="layout" svg:x1="13.879cm" svg:y1="13.153cm" svg:x2="9.978cm" svg:y2="13.153cm">
          <text:p/>
        </draw:line>
        <draw:frame draw:style-name="gr47" draw:text-style-name="P21" draw:layer="layout" svg:width="1.774cm" svg:height="0.895cm" svg:x="13.726cm" svg:y="12.219cm">
          <draw:text-box>
            <text:p><text:span text:style-name="T7">New</text:span></text:p>
          </draw:text-box>
        </draw:frame>
        <draw:custom-shape draw:style-name="gr48" draw:text-style-name="P16" draw:layer="layout" svg:width="6.037cm" svg:height="1.291cm" svg:x="18.9cm" svg:y="11.5cm">
          <text:p text:style-name="P15"><text:span text:style-name="T4">新規で登録されたデータは</text:span></text:p>
          <text:p text:style-name="P15"><text:span text:style-name="T4">ヒットしない</text:span></text:p>
          <draw:enhanced-geometry svg:viewBox="0 0 21600 21600" draw:text-areas="800 800 20800 20800" draw:type="round-rectangular-callout" draw:modifiers="8159.92050347797 8342.41486068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name="messagebox-positiv 10" draw:style-name="gr49" draw:text-style-name="P2" xml:id="id10" draw:id="id10" draw:layer="layout" svg:width="10.432cm" svg:height="1.585cm" svg:x="10.387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4" draw:style-name="gr50" draw:text-style-name="P3" draw:layer="layout" svg:width="10.432cm" svg:height="1.587cm" svg:x="10.387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6" draw:style-name="gr51" draw:text-style-name="P3" draw:layer="layout" svg:width="10.432cm" svg:height="1.586cm" svg:x="10.387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4">
          <draw:g>
            <draw:polygon draw:style-name="gr52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53" draw:text-style-name="P5" draw:layer="layout" svg:x1="4.848cm" svg:y1="2.057cm" svg:x2="4.848cm" svg:y2="2.227cm">
              <text:p/>
            </draw:line>
            <draw:line draw:style-name="gr54" draw:text-style-name="P5" draw:layer="layout" svg:x1="4.582cm" svg:y1="2.144cm" svg:x2="5.119cm" svg:y2="2.144cm">
              <text:p/>
            </draw:line>
          </draw:g>
          <draw:path draw:style-name="gr55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56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</text:span><text:span text:style-name="T2">索</text:span><text:span text:style-name="T2">キ</text:span><text:span text:style-name="T2">ー</text:span><text:span text:style-name="T2">ワ</text:span><text:span text:style-name="T2">ー</text:span><text:span text:style-name="T2">ド</text:span><text:span text:style-name="T2">：</text:span></text:p>
            <text:p text:style-name="P7"><text:span text:style-name="T2">辛</text:span><text:span text:style-name="T2">い</text:span><text:span text:style-name="T2">ラ</text:span><text:span text:style-name="T2">ー</text:span><text:span text:style-name="T2">メ</text:span><text:span text:style-name="T2">ン</text:span><text:span text:style-name="T2">の</text:span><text:span text:style-name="T2">お</text:span><text:span text:style-name="T2">店</text:span></text:p>
          </draw:path>
        </draw:g>
        <draw:custom-shape draw:name="messagebox-error 17" draw:style-name="gr57" draw:text-style-name="P3" draw:layer="layout" svg:width="10.432cm" svg:height="1.587cm" svg:x="10.387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9" draw:id="id9" draw:layer="layout" svg:width="9.681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18" draw:layer="layout" svg:width="3.803cm" svg:height="0.827cm" svg:x="0.197cm" svg:y="6.259cm">
          <draw:text-box>
            <text:p><text:span text:style-name="T6">同義</text:span><text:span text:style-name="T6">語辞</text:span><text:span text:style-name="T6">書</text:span></text:p>
          </draw:text-box>
        </draw:frame>
        <draw:custom-shape draw:name="messagebox-positiv 11" draw:style-name="gr58" draw:text-style-name="P2" draw:layer="layout" svg:width="10.432cm" svg:height="1.585cm" svg:x="10.387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2" draw:style-name="gr59" draw:text-style-name="P2" draw:layer="layout" svg:width="10.432cm" svg:height="1.585cm" svg:x="10.387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3" draw:style-name="gr60" draw:text-style-name="P2" draw:layer="layout" svg:width="10.432cm" svg:height="1.585cm" svg:x="10.387cm" svg:y="12.367cm">
          <text:list text:style-name="L1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21" draw:layer="layout" svg:width="1.794cm" svg:height="0.901cm" svg:x="10.206cm" svg:y="12.099cm">
          <draw:text-box>
            <text:p><text:span text:style-name="T7">New</text:span></text:p>
          </draw:text-box>
        </draw:frame>
        <draw:custom-shape draw:style-name="gr62" draw:text-style-name="P22" draw:layer="layout" svg:width="3.175cm" svg:height="0.726cm" svg:x="11.222cm" svg:y="12.79cm">
          <text:p/>
          <draw:enhanced-geometry svg:viewBox="0 0 21600 21600" draw:type="rectangle" draw:enhanced-path="M 0 0 L 21600 0 21600 21600 0 21600 0 0 Z N"/>
        </draw:custom-shape>
        <draw:line draw:style-name="gr63" draw:text-style-name="P4" draw:layer="layout" svg:x1="10.722cm" svg:y1="13.153cm" svg:x2="7.256cm" svg:y2="13.153cm">
          <text:p/>
        </draw:line>
        <draw:line draw:style-name="gr64" draw:text-style-name="P4" draw:layer="layout" svg:x1="7.256cm" svg:y1="13.154cm" svg:x2="7.256cm" svg:y2="8cm">
          <text:p/>
        </draw:line>
        <draw:frame draw:style-name="gr65" draw:text-style-name="P23" draw:layer="layout" svg:width="1.604cm" svg:height="2.555cm" svg:x="7.166cm" svg:y="8.618cm">
          <draw:text-box>
            <text:p><text:span text:style-name="T8">新規</text:span><text:span text:style-name="T8">登録</text:span></text:p>
          </draw:text-box>
        </draw:frame>
        <draw:line draw:style-name="gr66" draw:text-style-name="P4" draw:layer="layout" svg:x1="4.807cm" svg:y1="2.314cm" svg:x2="4.807cm" svg:y2="7.075cm">
          <text:p/>
        </draw:line>
        <draw:connector draw:style-name="gr67" draw:text-style-name="P4" draw:layer="layout" draw:type="lines" svg:x1="5.158cm" svg:y1="7.076cm" svg:x2="10.387cm" svg:y2="3.224cm" draw:start-shape="id9" draw:start-glue-point="0" draw:end-shape="id10" draw:end-glue-point="3" svg:d="M5158 7076v-502l4711-3350h518" svg:viewBox="0 0 5230 3853">
          <text:p/>
        </draw:connector>
        <draw:custom-shape draw:style-name="gr68" draw:text-style-name="P16" draw:layer="layout" svg:width="5.443cm" svg:height="1.361cm" svg:x="19.205cm" svg:y="12.5cm">
          <text:p text:style-name="P15"><text:span text:style-name="T4">辞書が更新されたのでヒットする</text:span></text:p>
          <draw:enhanced-geometry svg:viewBox="0 0 21600 21600" draw:text-areas="800 800 20800 20800" draw:type="round-rectangular-callout" draw:modifiers="7197.35488611315 18079.295154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name="messagebox-positiv 14" draw:style-name="gr69" draw:text-style-name="P2" xml:id="id12" draw:id="id12" draw:layer="layout" svg:width="10.432cm" svg:height="1.585cm" svg:x="10.887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8" draw:style-name="gr70" draw:text-style-name="P3" draw:layer="layout" svg:width="10.432cm" svg:height="1.587cm" svg:x="10.887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9" draw:style-name="gr71" draw:text-style-name="P3" draw:layer="layout" svg:width="10.432cm" svg:height="1.586cm" svg:x="10.887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5">
          <draw:g>
            <draw:polygon draw:style-name="gr72" draw:text-style-name="P5" draw:layer="layout" svg:width="1.078cm" svg:height="0.339cm" svg:x="4.513cm" svg:y="1.974cm" svg:viewBox="0 0 1079 340" draw:points="0,340 1079,340 1079,0 0,0">
              <text:p/>
            </draw:polygon>
            <draw:line draw:style-name="gr73" draw:text-style-name="P5" draw:layer="layout" svg:x1="5.048cm" svg:y1="2.057cm" svg:x2="5.048cm" svg:y2="2.227cm">
              <text:p/>
            </draw:line>
            <draw:line draw:style-name="gr74" draw:text-style-name="P5" draw:layer="layout" svg:x1="4.782cm" svg:y1="2.144cm" svg:x2="5.319cm" svg:y2="2.144cm">
              <text:p/>
            </draw:line>
          </draw:g>
          <draw:path draw:style-name="gr75" draw:text-style-name="P5" draw:layer="layout" svg:width="6.803cm" svg:height="1.643cm" svg:x="1.65cm" svg:y="0.714cm" svg:viewBox="0 0 6804 1644" svg:d="M472 1644h5862c259 0 470-77 470-171v-1303c0-94-211-170-470-170h-5862c-261 0-472 76-472 170v1303c0 94 211 171 472 171z">
            <text:p/>
          </draw:path>
          <draw:path draw:style-name="gr76" draw:text-style-name="P8" draw:layer="layout" svg:width="6.53cm" svg:height="1.556cm" svg:x="1.787cm" svg:y="0.758cm" svg:viewBox="0 0 6531 1557" svg:d="M469 1557h5591c261 0 471-77 471-170v-1217c0-94-210-170-471-170h-5591c-260 0-469 76-469 170v1217c0 93 209 170 469 170z">
            <text:p text:style-name="P6"><text:span text:style-name="T2">検</text:span><text:span text:style-name="T2">索</text:span><text:span text:style-name="T2">キ</text:span><text:span text:style-name="T2">ー</text:span><text:span text:style-name="T2">ワ</text:span><text:span text:style-name="T2">ー</text:span><text:span text:style-name="T2">ド</text:span><text:span text:style-name="T2">：</text:span></text:p>
            <text:p text:style-name="P7"><text:span text:style-name="T2">辛</text:span><text:span text:style-name="T2">い</text:span><text:span text:style-name="T2">ラ</text:span><text:span text:style-name="T2">ー</text:span><text:span text:style-name="T2">メ</text:span><text:span text:style-name="T2">ン</text:span><text:span text:style-name="T2">の</text:span><text:span text:style-name="T2">お</text:span><text:span text:style-name="T2">店</text:span></text:p>
          </draw:path>
        </draw:g>
        <draw:custom-shape draw:name="messagebox-error 20" draw:style-name="gr77" draw:text-style-name="P3" draw:layer="layout" svg:width="10.432cm" svg:height="1.587cm" svg:x="10.887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11" draw:id="id11" draw:layer="layout" svg:width="9.296cm" svg:height="1.53cm" svg:x="0.518cm" svg:y="7.076cm">
          <table:table table:template-name="blue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8" draw:text-style-name="P18" draw:layer="layout" svg:width="3.803cm" svg:height="0.827cm" svg:x="0.397cm" svg:y="6.259cm">
          <draw:text-box>
            <text:p><text:span text:style-name="T6">同義</text:span><text:span text:style-name="T6">語辞</text:span><text:span text:style-name="T6">書</text:span></text:p>
          </draw:text-box>
        </draw:frame>
        <draw:custom-shape draw:name="messagebox-positiv 15" draw:style-name="gr78" draw:text-style-name="P2" draw:layer="layout" svg:width="10.432cm" svg:height="1.585cm" svg:x="10.887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8" draw:style-name="gr79" draw:text-style-name="P2" draw:layer="layout" svg:width="10.432cm" svg:height="1.585cm" svg:x="10.887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9" draw:style-name="gr80" draw:text-style-name="P2" draw:layer="layout" svg:width="10.432cm" svg:height="1.585cm" svg:x="10.887cm" svg:y="12.367cm">
          <text:list text:style-name="L1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21" draw:layer="layout" svg:width="1.794cm" svg:height="0.895cm" svg:x="10.706cm" svg:y="12.099cm">
          <draw:text-box>
            <text:p><text:span text:style-name="T7">New</text:span></text:p>
          </draw:text-box>
        </draw:frame>
        <draw:custom-shape draw:style-name="gr62" draw:text-style-name="P22" draw:layer="layout" svg:width="3.175cm" svg:height="0.726cm" svg:x="11.722cm" svg:y="12.79cm">
          <text:p/>
          <draw:enhanced-geometry svg:viewBox="0 0 21600 21600" draw:type="rectangle" draw:enhanced-path="M 0 0 L 21600 0 21600 21600 0 21600 0 0 Z N"/>
        </draw:custom-shape>
        <draw:line draw:style-name="gr63" draw:text-style-name="P4" draw:layer="layout" svg:x1="10.922cm" svg:y1="13.153cm" svg:x2="7.456cm" svg:y2="13.153cm">
          <text:p/>
        </draw:line>
        <draw:line draw:style-name="gr64" draw:text-style-name="P4" draw:layer="layout" svg:x1="7.456cm" svg:y1="13.154cm" svg:x2="7.456cm" svg:y2="8.033cm">
          <text:p/>
        </draw:line>
        <draw:frame draw:style-name="gr65" draw:text-style-name="P23" draw:layer="layout" svg:width="1.604cm" svg:height="2.555cm" svg:x="7.366cm" svg:y="8.618cm">
          <draw:text-box>
            <text:p><text:span text:style-name="T8">新規</text:span><text:span text:style-name="T8">登録</text:span></text:p>
          </draw:text-box>
        </draw:frame>
        <draw:line draw:style-name="gr66" draw:text-style-name="P4" draw:layer="layout" svg:x1="5.007cm" svg:y1="2.314cm" svg:x2="5.007cm" svg:y2="7.075cm">
          <text:p/>
        </draw:line>
        <draw:connector draw:style-name="gr67" draw:text-style-name="P4" draw:layer="layout" draw:type="lines" svg:x1="5.166cm" svg:y1="7.076cm" svg:x2="10.887cm" svg:y2="3.224cm" draw:start-shape="id11" draw:start-glue-point="0" draw:end-shape="id12" draw:end-glue-point="3" svg:d="M5166 7076v-502l5203-3350h518" svg:viewBox="0 0 5722 3853">
          <text:p/>
        </draw:connector>
        <draw:custom-shape draw:style-name="gr68" draw:text-style-name="P16" draw:layer="layout" svg:width="5.443cm" svg:height="1.361cm" svg:x="19.505cm" svg:y="12.5cm">
          <text:p text:style-name="P15"><text:span text:style-name="T4">辞書が更新されたのでヒットする</text:span></text:p>
          <draw:enhanced-geometry svg:viewBox="0 0 21600 21600" draw:text-areas="800 800 20800 20800" draw:type="round-rectangular-callout" draw:modifiers="8375.75312270389 20331.2775330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Shape-2">
          <draw:custom-shape draw:style-name="gr82" draw:text-style-name="P24" draw:layer="layout" svg:width="9.525cm" svg:height="2.73cm" svg:x="0.29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3" draw:text-style-name="P24" draw:layer="layout" svg:width="9.525cm" svg:height="2.73cm" svg:x="0.29cm" svg:y="6.36cm" draw:kind="arc" draw:start-angle="178.74" draw:end-angle="98.33">
            <text:p/>
          </draw:ellipse>
          <draw:ellipse draw:style-name="gr84" draw:text-style-name="P24" draw:layer="layout" svg:width="11.906cm" svg:height="3.058cm" svg:x="0.29cm" svg:y="6.187cm" draw:kind="arc" draw:start-angle="71.93" draw:end-angle="180.32">
            <text:p/>
          </draw:ellipse>
        </draw:g>
        <draw:custom-shape draw:style-name="gr85" draw:text-style-name="P16" draw:layer="layout" svg:width="7.894cm" svg:height="3.429cm" svg:x="0.806cm" svg:y="9.271cm">
          <text:p text:style-name="P15"><text:span text:style-name="T4">辞書の内容によって</text:span></text:p>
          <text:p text:style-name="P15"><text:span text:style-name="T4">検索の品質が変わる</text:span></text:p>
          <text:p text:style-name="P15"><text:span text:style-name="T4">　　　　↓</text:span></text:p>
          <text:p text:style-name="P15"><text:span text:style-name="T4">　　　　↓</text:span></text:p>
          <text:p text:style-name="P15"><text:span text:style-name="T4">辞書のメンテナンスは重要</text:span></text:p>
          <text:p text:style-name="P15"><text:span text:style-name="T4">でも、メンテナンスは手間・・・</text:span></text:p>
          <draw:enhanced-geometry svg:viewBox="0 0 21600 21600" draw:text-areas="800 800 20800 20800" draw:type="round-rectangular-callout" draw:modifiers="5936.92210259658 4691.54518950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g draw:name="task-transaction 6">
          <draw:g>
            <draw:polygon draw:style-name="gr86" draw:text-style-name="P5" draw:layer="layout" svg:width="1.078cm" svg:height="0.339cm" svg:x="4.213cm" svg:y="1.974cm" svg:viewBox="0 0 1079 340" draw:points="0,340 1079,340 1079,0 0,0">
              <text:p/>
            </draw:polygon>
            <draw:line draw:style-name="gr87" draw:text-style-name="P5" draw:layer="layout" svg:x1="4.748cm" svg:y1="2.057cm" svg:x2="4.748cm" svg:y2="2.227cm">
              <text:p/>
            </draw:line>
            <draw:line draw:style-name="gr88" draw:text-style-name="P5" draw:layer="layout" svg:x1="4.482cm" svg:y1="2.144cm" svg:x2="5.019cm" svg:y2="2.144cm">
              <text:p/>
            </draw:line>
          </draw:g>
          <draw:path draw:style-name="gr89" draw:text-style-name="P5" draw:layer="layout" svg:width="6.803cm" svg:height="1.643cm" svg:x="1.35cm" svg:y="0.714cm" svg:viewBox="0 0 6804 1644" svg:d="M472 1644h5862c259 0 470-77 470-171v-1303c0-94-211-170-470-170h-5862c-261 0-472 76-472 170v1303c0 94 211 171 472 171z">
            <text:p/>
          </draw:path>
          <draw:path draw:style-name="gr90" draw:text-style-name="P8" draw:layer="layout" svg:width="6.53cm" svg:height="1.556cm" svg:x="1.487cm" svg:y="0.758cm" svg:viewBox="0 0 6531 1557" svg:d="M469 1557h5591c261 0 471-77 471-170v-1217c0-94-210-170-471-170h-5591c-260 0-469 76-469 170v1217c0 93 209 170 469 170z">
            <text:p text:style-name="P6"><text:span text:style-name="T2">検</text:span><text:span text:style-name="T2">索</text:span><text:span text:style-name="T2">キ</text:span><text:span text:style-name="T2">ー</text:span><text:span text:style-name="T2">ワ</text:span><text:span text:style-name="T2">ー</text:span><text:span text:style-name="T2">ド</text:span><text:span text:style-name="T2">：</text:span></text:p>
            <text:p text:style-name="P7"><text:span text:style-name="T2">辛</text:span><text:span text:style-name="T2">い</text:span><text:span text:style-name="T2">ラ</text:span><text:span text:style-name="T2">ー</text:span><text:span text:style-name="T2">メ</text:span><text:span text:style-name="T2">ン</text:span><text:span text:style-name="T2">の</text:span><text:span text:style-name="T2">お</text:span><text:span text:style-name="T2">店</text:span></text:p>
          </draw:path>
        </draw:g>
        <draw:frame draw:style-name="standard" draw:layer="layout" svg:width="9.181cm" svg:height="1.53cm" svg:x="0.418cm" svg:y="7.076cm">
          <table:table table:template-name="blue" table:use-first-row-styles="true" table:use-banding-rows-styles="true">
            <table:table-column table:style-name="co10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8" draw:text-style-name="P18" draw:layer="layout" svg:width="3.803cm" svg:height="0.827cm" svg:x="0.897cm" svg:y="6.259cm">
          <draw:text-box>
            <text:p><text:span text:style-name="T6">同義</text:span><text:span text:style-name="T6">語辞</text:span><text:span text:style-name="T6">書</text:span></text:p>
          </draw:text-box>
        </draw:frame>
        <draw:line draw:style-name="gr63" draw:text-style-name="P4" draw:layer="layout" svg:x1="11.8cm" svg:y1="13.853cm" svg:x2="7.556cm" svg:y2="13.853cm">
          <text:p/>
        </draw:line>
        <draw:line draw:style-name="gr64" draw:text-style-name="P4" draw:layer="layout" svg:x1="7.556cm" svg:y1="13.853cm" svg:x2="7.556cm" svg:y2="8.033cm">
          <text:p/>
        </draw:line>
        <draw:frame draw:style-name="gr65" draw:text-style-name="P23" draw:layer="layout" svg:width="1.604cm" svg:height="2.555cm" svg:x="7.466cm" svg:y="9.618cm">
          <draw:text-box>
            <text:p><text:span text:style-name="T8">新規</text:span><text:span text:style-name="T8">登録</text:span></text:p>
          </draw:text-box>
        </draw:frame>
        <draw:line draw:style-name="gr66" draw:text-style-name="P4" draw:layer="layout" svg:x1="4.707cm" svg:y1="2.314cm" svg:x2="4.707cm" svg:y2="7.075cm">
          <text:p/>
        </draw:line>
        <draw:custom-shape draw:name="messagebox-positiv 32" draw:style-name="gr91" draw:text-style-name="P25" draw:layer="layout" svg:width="8.356cm" svg:height="1.914cm" svg:x="11.808cm" svg:y="0.6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4" draw:style-name="gr92" draw:text-style-name="P3" draw:layer="layout" svg:width="8.356cm" svg:height="1.915cm" svg:x="11.808cm" svg:y="8.284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5" draw:style-name="gr93" draw:text-style-name="P3" draw:layer="layout" svg:width="8.356cm" svg:height="1.914cm" svg:x="11.808cm" svg:y="10.199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4" draw:style-name="gr94" draw:text-style-name="P25" draw:layer="layout" svg:width="8.356cm" svg:height="1.914cm" svg:x="11.808cm" svg:y="2.548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3" draw:style-name="gr95" draw:text-style-name="P26" draw:layer="layout" svg:width="8.356cm" svg:height="1.914cm" svg:x="11.8cm" svg:y="4.557cm">
          <text:list text:style-name="L5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4" draw:style-name="gr96" draw:text-style-name="P26" draw:layer="layout" svg:width="8.356cm" svg:height="1.914cm" svg:x="11.8cm" svg:y="6.505cm">
          <text:list text:style-name="L5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5" draw:style-name="gr97" draw:text-style-name="P26" draw:layer="layout" svg:width="8.356cm" svg:height="1.914cm" svg:x="11.8cm" svg:y="12.2cm">
          <text:list text:style-name="L5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21" draw:layer="layout" svg:width="1.794cm" svg:height="0.895cm" svg:x="11.8cm" svg:y="12.105cm">
          <draw:text-box>
            <text:p><text:span text:style-name="T7">New</text:span></text:p>
          </draw:text-box>
        </draw:frame>
        <draw:g draw:name="status-error 1">
          <draw:custom-shape draw:style-name="gr98" draw:text-style-name="P27" draw:layer="layout" svg:width="0.6cm" svg:height="0.6cm" svg:x="4.4cm" svg:y="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9" draw:text-style-name="P28" draw:layer="layout" svg:width="0.435cm" svg:height="0cm" draw:transform="rotate (0.785398163397448) translate (4.54587060327188cm 4.35396491221497cm)" svg:viewBox="0 0 436 1" svg:d="M0 0c145 0 289 2 436 0">
            <text:p/>
          </draw:path>
          <draw:path draw:style-name="gr100" draw:text-style-name="P28" draw:layer="layout" svg:width="0.435cm" svg:height="-0.001cm" draw:transform="rotate (2.35619449019235) translate (4.85404878048781cm 4.35404878048781cm)" svg:viewBox="0 0 436 0" svg:d="M0 0c145 0 289 0 436 0">
            <text:p/>
          </draw:path>
        </draw:g>
        <draw:g draw:name="status-error 2">
          <draw:custom-shape draw:style-name="gr101" draw:text-style-name="P27" draw:layer="layout" svg:width="0.6cm" svg:height="0.6cm" svg:x="0.497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2" draw:text-style-name="P28" draw:layer="layout" svg:width="0.435cm" svg:height="0cm" draw:transform="rotate (0.785398163397448) translate (0.642870603271882cm 6.85396491221497cm)" svg:viewBox="0 0 436 1" svg:d="M0 0c145 0 289 2 436 0">
            <text:p/>
          </draw:path>
          <draw:path draw:style-name="gr103" draw:text-style-name="P28" draw:layer="layout" svg:width="0.435cm" svg:height="-0.001cm" draw:transform="rotate (2.35619449019235) translate (0.951048780487803cm 6.85404878048781cm)" svg:viewBox="0 0 436 0" svg:d="M0 0c145 0 289 0 436 0">
            <text:p/>
          </draw:path>
        </draw:g>
        <draw:g draw:name="status-error 3">
          <draw:custom-shape draw:style-name="gr104" draw:text-style-name="P27" draw:layer="layout" svg:width="0.6cm" svg:height="0.6cm" svg:x="7.7cm" svg:y="9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5" draw:text-style-name="P28" draw:layer="layout" svg:width="0.435cm" svg:height="0cm" draw:transform="rotate (0.785398163397448) translate (7.84587060327188cm 9.55396491221497cm)" svg:viewBox="0 0 436 1" svg:d="M0 0c145 0 289 2 436 0">
            <text:p/>
          </draw:path>
          <draw:path draw:style-name="gr106" draw:text-style-name="P28" draw:layer="layout" svg:width="0.435cm" svg:height="-0.001cm" draw:transform="rotate (2.35619449019235) translate (8.15404878048781cm 9.55404878048781cm)" svg:viewBox="0 0 436 0" svg:d="M0 0c145 0 289 0 436 0">
            <text:p/>
          </draw:path>
        </draw:g>
        <draw:line draw:style-name="gr107" draw:text-style-name="P4" draw:layer="layout" svg:x1="8.2cm" svg:y1="1.5cm" svg:x2="11.81cm" svg:y2="1.5cm">
          <text:p/>
        </draw:line>
        <draw:line draw:style-name="gr108" draw:text-style-name="P4" draw:layer="layout" svg:x1="8.154cm" svg:y1="1.5cm" svg:x2="11.81cm" svg:y2="3.5cm">
          <text:p/>
        </draw:line>
        <draw:custom-shape draw:style-name="gr68" draw:text-style-name="P16" draw:layer="layout" svg:width="5.443cm" svg:height="1.361cm" svg:x="0.357cm" svg:y="4.6cm">
          <text:p text:style-name="P15"><text:span text:style-name="T4">同義語辞書は不要。</text:span></text:p>
          <text:p text:style-name="P15"><text:span text:style-name="T4">意味で検索するため。</text:span></text:p>
          <draw:enhanced-geometry svg:viewBox="0 0 21600 21600" draw:text-areas="800 800 20800 20800" draw:type="round-rectangular-callout" draw:modifiers="8375.75312270389 20331.2775330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07" draw:text-style-name="P4" draw:layer="layout" svg:x1="8.154cm" svg:y1="1.5cm" svg:x2="11.8cm" svg:y2="5.5cm">
          <text:p/>
        </draw:line>
        <draw:line draw:style-name="gr107" draw:text-style-name="P4" draw:layer="layout" svg:x1="8.154cm" svg:y1="1.5cm" svg:x2="11.8cm" svg:y2="13cm">
          <text:p/>
        </draw:line>
        <draw:line draw:style-name="gr107" draw:text-style-name="P4" draw:layer="layout" svg:x1="8.154cm" svg:y1="1.5cm" svg:x2="11.68cm" svg:y2="7.48cm">
          <text:p/>
        </draw:line>
        <draw:custom-shape draw:style-name="gr109" draw:text-style-name="P4" draw:layer="layout" svg:width="1.093cm" svg:height="7.9cm" svg:x="19.907cm" svg:y="0.6cm">
          <text:p/>
          <draw:enhanced-geometry svg:viewBox="0 0 21600 21600" draw:glue-points="0 0 0 21600 21600 10800" draw:text-areas="0 ?f9 7800 ?f10" draw:mirror-horizontal="false" draw:mirror-vertical="false" draw:type="right-brace" draw:modifiers="1800 10866.97886343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0" draw:text-style-name="P4" draw:layer="layout" svg:width="1.093cm" svg:height="1.914cm" svg:x="19.827cm" svg:y="12.2cm">
          <text:p/>
          <draw:enhanced-geometry svg:viewBox="0 0 21600 21600" draw:glue-points="0 0 0 21600 21600 10800" draw:text-areas="0 ?f9 7800 ?f10" draw:mirror-horizontal="false" draw:mirror-vertical="false" draw:type="right-brace" draw:modifiers="1800 10866.97886343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1" draw:text-style-name="P13" draw:layer="layout" svg:width="3.497cm" svg:height="1.8cm" svg:x="21.003cm" svg:y="3.7cm">
          <text:p text:style-name="P12"><text:span text:style-name="T3">字面の違う</text:span></text:p>
          <text:p text:style-name="P12"><text:span text:style-name="T3">データも</text:span></text:p>
          <text:p text:style-name="P12"><text:span text:style-name="T3">ヒット</text:span></text:p>
          <draw:enhanced-geometry svg:viewBox="0 0 21600 21600" draw:text-areas="800 800 20800 20800" draw:type="round-rectangular-callout" draw:modifiers="5594.51114922813 16526.8184342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1" draw:text-style-name="P13" draw:layer="layout" svg:width="3.497cm" svg:height="1.8cm" svg:x="20.903cm" svg:y="12.3cm">
          <text:p text:style-name="P12"><text:span text:style-name="T3">字面の違う</text:span></text:p>
          <text:p text:style-name="P12"><text:span text:style-name="T3">データも</text:span></text:p>
          <text:p text:style-name="P12"><text:span text:style-name="T3">ヒット</text:span></text:p>
          <draw:enhanced-geometry svg:viewBox="0 0 21600 21600" draw:text-areas="800 800 20800 20800" draw:type="round-rectangular-callout" draw:modifiers="5594.51114922813 16526.8184342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custom-shape draw:name="messagebox-positiv 30" draw:style-name="gr112" draw:text-style-name="P25" xml:id="id13" draw:id="id13" draw:layer="layout" svg:width="6.792cm" svg:height="1.645cm" svg:x="0.208cm" svg:y="2.2cm">
          <text:list text:style-name="L1">
            <text:list-header>
              <text:p text:style-name="P1"><text:span text:style-name="T1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1" draw:style-name="gr113" draw:text-style-name="P25" xml:id="id15" draw:id="id15" draw:layer="layout" svg:width="6.792cm" svg:height="1.645cm" svg:x="0.208cm" svg:y="3.874cm">
          <text:list text:style-name="L1">
            <text:list-header>
              <text:p text:style-name="P1"><text:span text:style-name="T1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3" draw:style-name="gr114" draw:text-style-name="P25" xml:id="id16" draw:id="id16" draw:layer="layout" svg:width="6.792cm" svg:height="1.645cm" svg:x="0.208cm" svg:y="5.591cm">
          <text:list text:style-name="L1">
            <text:list-header>
              <text:p text:style-name="P1"><text:span text:style-name="T1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5" draw:style-name="gr115" draw:text-style-name="P25" xml:id="id17" draw:id="id17" draw:layer="layout" svg:width="6.792cm" svg:height="1.645cm" svg:x="0.208cm" svg:y="7.308cm">
          <text:list text:style-name="L1">
            <text:list-header>
              <text:p text:style-name="P1"><text:span text:style-name="T1">ただの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6" draw:style-name="gr116" draw:text-style-name="P25" xml:id="id18" draw:id="id18" draw:layer="layout" svg:width="6.792cm" svg:height="1.645cm" svg:x="0.208cm" svg:y="9.025cm">
          <text:list text:style-name="L1">
            <text:list-header>
              <text:p text:style-name="P1"><text:span text:style-name="T1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7" draw:style-name="gr117" draw:text-style-name="P25" xml:id="id19" draw:id="id19" draw:layer="layout" svg:width="6.792cm" svg:height="1.645cm" svg:x="0.208cm" svg:y="10.742cm">
          <text:list text:style-name="L1">
            <text:list-header>
              <text:p text:style-name="P1"><text:span text:style-name="T1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9" xml:id="id14" draw:id="id14" draw:layer="layout" svg:width="6.2cm" svg:height="3.1cm" svg:x="9.7cm" svg:y="5.8cm">
          <text:p text:style-name="P29"><text:span text:style-name="T9">LLM</text:span></text:p>
          <text:p text:style-name="P29"><text:span text:style-name="T9">（大規模言語モデル）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messagebox-positiv 38" draw:style-name="gr119" draw:text-style-name="P25" xml:id="id20" draw:id="id20" draw:layer="layout" svg:width="6.792cm" svg:height="1.645cm" svg:x="18.308cm" svg:y="2.217cm">
          <text:list text:style-name="L1">
            <text:list-header>
              <text:p text:style-name="P1"><text:span text:style-name="T1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9" draw:style-name="gr120" draw:text-style-name="P25" xml:id="id21" draw:id="id21" draw:layer="layout" svg:width="6.792cm" svg:height="1.645cm" svg:x="18.308cm" svg:y="3.891cm">
          <text:list text:style-name="L1">
            <text:list-header>
              <text:p text:style-name="P1"><text:span text:style-name="T1">[0.122321...., 0.1111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0" draw:style-name="gr121" draw:text-style-name="P25" xml:id="id22" draw:id="id22" draw:layer="layout" svg:width="6.792cm" svg:height="1.645cm" svg:x="18.308cm" svg:y="5.608cm">
          <text:list text:style-name="L1">
            <text:list-header>
              <text:p text:style-name="P1"><text:span text:style-name="T1">[0.102311...., 0.101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1" draw:style-name="gr122" draw:text-style-name="P25" xml:id="id23" draw:id="id23" draw:layer="layout" svg:width="6.792cm" svg:height="1.645cm" svg:x="18.308cm" svg:y="7.325cm">
          <text:list text:style-name="L1">
            <text:list-header>
              <text:p text:style-name="P1"><text:span text:style-name="T1">[0.342101...., 0.000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2" draw:style-name="gr123" draw:text-style-name="P25" xml:id="id24" draw:id="id24" draw:layer="layout" svg:width="6.792cm" svg:height="1.645cm" svg:x="18.308cm" svg:y="9.042cm">
          <text:list text:style-name="L1">
            <text:list-header>
              <text:p text:style-name="P1"><text:span text:style-name="T1">[0.140001...., 0.019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3" draw:style-name="gr124" draw:text-style-name="P25" xml:id="id25" draw:id="id25" draw:layer="layout" svg:width="6.792cm" svg:height="1.645cm" svg:x="18.308cm" svg:y="10.759cm">
          <text:list text:style-name="L1">
            <text:list-header>
              <text:p text:style-name="P1"><text:span text:style-name="T1">[0.142301...., 0.01712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4" draw:layer="layout" svg:x1="7cm" svg:y1="3.022cm" svg:x2="9.7cm" svg:y2="7.35cm" draw:start-shape="id13" draw:start-glue-point="1" draw:end-shape="id14" draw:end-glue-point="6" svg:d="M7000 3022h1359v4328h1341" svg:viewBox="0 0 2701 4329">
          <text:p/>
        </draw:connector>
        <draw:connector draw:style-name="gr126" draw:text-style-name="P4" draw:layer="layout" svg:x1="7cm" svg:y1="4.696cm" svg:x2="9.7cm" svg:y2="7.35cm" draw:start-shape="id15" draw:start-glue-point="1" draw:end-shape="id14" svg:d="M7000 4696h1359v2654h1341" svg:viewBox="0 0 2701 2655">
          <text:p/>
        </draw:connector>
        <draw:connector draw:style-name="gr127" draw:text-style-name="P4" draw:layer="layout" svg:x1="7cm" svg:y1="6.413cm" svg:x2="9.7cm" svg:y2="7.35cm" draw:start-shape="id16" draw:end-shape="id14" draw:end-glue-point="6" svg:d="M7000 6413h1359v937h1341" svg:viewBox="0 0 2701 938">
          <text:p/>
        </draw:connector>
        <draw:connector draw:style-name="gr128" draw:text-style-name="P4" draw:layer="layout" svg:x1="7cm" svg:y1="8.13cm" svg:x2="9.7cm" svg:y2="7.35cm" draw:start-shape="id17" draw:start-glue-point="1" draw:end-shape="id14" draw:end-glue-point="6" svg:d="M7000 8130h1359v-780h1341" svg:viewBox="0 0 2701 781">
          <text:p/>
        </draw:connector>
        <draw:connector draw:style-name="gr129" draw:text-style-name="P4" draw:layer="layout" svg:x1="7cm" svg:y1="9.847cm" svg:x2="9.7cm" svg:y2="7.35cm" draw:start-shape="id18" draw:end-shape="id14" draw:end-glue-point="6" svg:d="M7000 9847h1359v-2497h1341" svg:viewBox="0 0 2701 2498">
          <text:p/>
        </draw:connector>
        <draw:connector draw:style-name="gr130" draw:text-style-name="P4" draw:layer="layout" svg:x1="7cm" svg:y1="11.564cm" svg:x2="9.7cm" svg:y2="7.35cm" draw:start-shape="id19" draw:end-shape="id14" draw:end-glue-point="6" svg:d="M7000 11564h1359v-4214h1341" svg:viewBox="0 0 2701 4215">
          <text:p/>
        </draw:connector>
        <draw:connector draw:style-name="gr131" draw:text-style-name="P4" draw:layer="layout" svg:x1="15.9cm" svg:y1="7.35cm" svg:x2="18.308cm" svg:y2="3.039cm" draw:start-shape="id14" draw:start-glue-point="8" draw:end-shape="id20" svg:d="M15900 7350h1196v-4311h1212" svg:viewBox="0 0 2409 4312">
          <text:p/>
        </draw:connector>
        <draw:connector draw:style-name="gr132" draw:text-style-name="P4" draw:layer="layout" svg:x1="15.9cm" svg:y1="7.35cm" svg:x2="18.308cm" svg:y2="4.713cm" draw:start-shape="id14" draw:end-shape="id21" svg:d="M15900 7350h1196v-2637h1212" svg:viewBox="0 0 2409 2638">
          <text:p/>
        </draw:connector>
        <draw:connector draw:style-name="gr133" draw:text-style-name="P4" draw:layer="layout" svg:x1="15.9cm" svg:y1="7.35cm" svg:x2="18.308cm" svg:y2="6.43cm" draw:start-shape="id14" draw:end-shape="id22" draw:end-glue-point="3" svg:d="M15900 7350h1196v-920h1212" svg:viewBox="0 0 2409 921">
          <text:p/>
        </draw:connector>
        <draw:connector draw:style-name="gr134" draw:text-style-name="P4" draw:layer="layout" svg:x1="15.9cm" svg:y1="7.35cm" svg:x2="18.308cm" svg:y2="8.147cm" draw:start-shape="id14" draw:start-glue-point="8" draw:end-shape="id23" draw:end-glue-point="3" svg:d="M15900 7350h1196v797h1212" svg:viewBox="0 0 2409 798">
          <text:p/>
        </draw:connector>
        <draw:connector draw:style-name="gr135" draw:text-style-name="P4" draw:layer="layout" svg:x1="15.9cm" svg:y1="7.35cm" svg:x2="18.308cm" svg:y2="9.864cm" draw:start-shape="id14" draw:start-glue-point="8" draw:end-shape="id24" draw:end-glue-point="3" svg:d="M15900 7350h1196v2514h1212" svg:viewBox="0 0 2409 2515">
          <text:p/>
        </draw:connector>
        <draw:connector draw:style-name="gr136" draw:text-style-name="P4" draw:layer="layout" svg:x1="15.9cm" svg:y1="7.35cm" svg:x2="18.308cm" svg:y2="11.581cm" draw:start-shape="id14" draw:end-shape="id25" draw:end-glue-point="3" svg:d="M15900 7350h1196v4231h1212" svg:viewBox="0 0 2409 4232">
          <text:p/>
        </draw:connector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custom-shape draw:name="messagebox-positiv 44" draw:style-name="gr137" draw:text-style-name="P31" xml:id="id26" draw:id="id26" draw:layer="layout" svg:width="3.847cm" svg:height="0.791cm" svg:x="0.5cm" svg:y="7.596cm">
          <text:list text:style-name="L1">
            <text:list-header>
              <text:p text:style-name="P30"><text:span text:style-name="T10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5" draw:style-name="gr138" draw:text-style-name="P31" xml:id="id28" draw:id="id28" draw:layer="layout" svg:width="3.847cm" svg:height="0.79cm" svg:x="0.5cm" svg:y="8.401cm">
          <text:list text:style-name="L1">
            <text:list-header>
              <text:p text:style-name="P30"><text:span text:style-name="T10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6" draw:style-name="gr139" draw:text-style-name="P31" xml:id="id29" draw:id="id29" draw:layer="layout" svg:width="3.847cm" svg:height="0.79cm" svg:x="0.5cm" svg:y="9.226cm">
          <text:list text:style-name="L1">
            <text:list-header>
              <text:p text:style-name="P30"><text:span text:style-name="T10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7" draw:style-name="gr140" draw:text-style-name="P31" xml:id="id30" draw:id="id30" draw:layer="layout" svg:width="3.847cm" svg:height="0.79cm" svg:x="0.5cm" svg:y="10.051cm">
          <text:list text:style-name="L1">
            <text:list-header>
              <text:p text:style-name="P30"><text:span text:style-name="T10">ただの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8" draw:style-name="gr141" draw:text-style-name="P31" xml:id="id31" draw:id="id31" draw:layer="layout" svg:width="3.847cm" svg:height="0.791cm" svg:x="0.5cm" svg:y="10.876cm">
          <text:list text:style-name="L1">
            <text:list-header>
              <text:p text:style-name="P30"><text:span text:style-name="T10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9" draw:style-name="gr142" draw:text-style-name="P31" xml:id="id32" draw:id="id32" draw:layer="layout" svg:width="3.847cm" svg:height="0.791cm" svg:x="0.5cm" svg:y="11.701cm">
          <text:list text:style-name="L1">
            <text:list-header>
              <text:p text:style-name="P30"><text:span text:style-name="T10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xml:id="id27" draw:id="id27" draw:layer="layout" svg:width="3.512cm" svg:height="1.49cm" svg:x="5.877cm" svg:y="9.326cm">
          <text:p text:style-name="P32"><text:span text:style-name="T11">LLM</text:span></text:p>
          <text:p text:style-name="P32"><text:span text:style-name="T11">（大規模言語モデル）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messagebox-positiv 50" draw:style-name="gr144" draw:text-style-name="P31" xml:id="id33" draw:id="id33" draw:layer="layout" svg:width="4.247cm" svg:height="0.791cm" svg:x="10.753cm" svg:y="7.604cm">
          <text:list text:style-name="L1">
            <text:list-header>
              <text:p text:style-name="P30"><text:span text:style-name="T10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1" draw:style-name="gr145" draw:text-style-name="P31" xml:id="id34" draw:id="id34" draw:layer="layout" svg:width="4.247cm" svg:height="0.79cm" svg:x="10.753cm" svg:y="8.409cm">
          <text:list text:style-name="L1">
            <text:list-header>
              <text:p text:style-name="P30"><text:span text:style-name="T10">[0.122321...., 0.1111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2" draw:style-name="gr146" draw:text-style-name="P31" xml:id="id35" draw:id="id35" draw:layer="layout" svg:width="4.247cm" svg:height="0.79cm" svg:x="10.753cm" svg:y="9.234cm">
          <text:list text:style-name="L1">
            <text:list-header>
              <text:p text:style-name="P30"><text:span text:style-name="T10">[0.102311...., 0.101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3" draw:style-name="gr147" draw:text-style-name="P31" xml:id="id36" draw:id="id36" draw:layer="layout" svg:width="4.247cm" svg:height="0.791cm" svg:x="10.753cm" svg:y="10.059cm">
          <text:list text:style-name="L1">
            <text:list-header>
              <text:p text:style-name="P30"><text:span text:style-name="T10">[0.342101...., 0.000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4" draw:style-name="gr148" draw:text-style-name="P31" xml:id="id37" draw:id="id37" draw:layer="layout" svg:width="4.247cm" svg:height="0.791cm" svg:x="10.753cm" svg:y="10.884cm">
          <text:list text:style-name="L1">
            <text:list-header>
              <text:p text:style-name="P30"><text:span text:style-name="T10">[0.140001...., 0.019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5" draw:style-name="gr149" draw:text-style-name="P31" xml:id="id38" draw:id="id38" draw:layer="layout" svg:width="4.247cm" svg:height="0.791cm" svg:x="10.753cm" svg:y="11.709cm">
          <text:list text:style-name="L1">
            <text:list-header>
              <text:p text:style-name="P30"><text:span text:style-name="T10">[0.142301...., 0.01712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4" draw:layer="layout" svg:x1="4.347cm" svg:y1="7.991cm" svg:x2="5.877cm" svg:y2="10.071cm" draw:start-shape="id26" draw:start-glue-point="1" draw:end-shape="id27" draw:end-glue-point="6" svg:d="M4347 7991h773v2080h757" svg:viewBox="0 0 1531 2081">
          <text:p/>
        </draw:connector>
        <draw:connector draw:style-name="gr126" draw:text-style-name="P4" draw:layer="layout" svg:x1="4.347cm" svg:y1="8.796cm" svg:x2="5.877cm" svg:y2="10.071cm" draw:start-shape="id28" draw:start-glue-point="1" draw:end-shape="id27" svg:d="M4347 8796h773v1275h757" svg:viewBox="0 0 1531 1276">
          <text:p/>
        </draw:connector>
        <draw:connector draw:style-name="gr127" draw:text-style-name="P4" draw:layer="layout" svg:x1="4.347cm" svg:y1="9.621cm" svg:x2="5.877cm" svg:y2="10.071cm" draw:start-shape="id29" draw:end-shape="id27" draw:end-glue-point="6" svg:d="M4347 9621h773v450h757" svg:viewBox="0 0 1531 451">
          <text:p/>
        </draw:connector>
        <draw:connector draw:style-name="gr128" draw:text-style-name="P4" draw:layer="layout" svg:x1="4.347cm" svg:y1="10.446cm" svg:x2="5.877cm" svg:y2="10.071cm" draw:start-shape="id30" draw:start-glue-point="1" draw:end-shape="id27" draw:end-glue-point="6" svg:d="M4347 10446h773v-375h757" svg:viewBox="0 0 1531 376">
          <text:p/>
        </draw:connector>
        <draw:connector draw:style-name="gr129" draw:text-style-name="P4" draw:layer="layout" svg:x1="4.347cm" svg:y1="11.271cm" svg:x2="5.877cm" svg:y2="10.071cm" draw:start-shape="id31" draw:end-shape="id27" draw:end-glue-point="6" svg:d="M4347 11271h773v-1200h757" svg:viewBox="0 0 1531 1201">
          <text:p/>
        </draw:connector>
        <draw:connector draw:style-name="gr130" draw:text-style-name="P4" draw:layer="layout" svg:x1="4.347cm" svg:y1="12.096cm" svg:x2="5.877cm" svg:y2="10.071cm" draw:start-shape="id32" draw:end-shape="id27" draw:end-glue-point="6" svg:d="M4347 12096h773v-2025h757" svg:viewBox="0 0 1531 2026">
          <text:p/>
        </draw:connector>
        <draw:connector draw:style-name="gr131" draw:text-style-name="P4" draw:layer="layout" svg:x1="9.389cm" svg:y1="10.071cm" svg:x2="10.753cm" svg:y2="7.999cm" draw:start-shape="id27" draw:start-glue-point="8" draw:end-shape="id33" svg:d="M9389 10071h674v-2072h690" svg:viewBox="0 0 1365 2073">
          <text:p/>
        </draw:connector>
        <draw:connector draw:style-name="gr132" draw:text-style-name="P4" draw:layer="layout" svg:x1="9.389cm" svg:y1="10.071cm" svg:x2="10.753cm" svg:y2="8.804cm" draw:start-shape="id27" draw:end-shape="id34" svg:d="M9389 10071h674v-1267h690" svg:viewBox="0 0 1365 1268">
          <text:p/>
        </draw:connector>
        <draw:connector draw:style-name="gr133" draw:text-style-name="P4" draw:layer="layout" svg:x1="9.389cm" svg:y1="10.071cm" svg:x2="10.753cm" svg:y2="9.629cm" draw:start-shape="id27" draw:end-shape="id35" draw:end-glue-point="3" svg:d="M9389 10071h674v-442h690" svg:viewBox="0 0 1365 443">
          <text:p/>
        </draw:connector>
        <draw:connector draw:style-name="gr134" draw:text-style-name="P4" draw:layer="layout" svg:x1="9.389cm" svg:y1="10.071cm" svg:x2="10.753cm" svg:y2="10.454cm" draw:start-shape="id27" draw:start-glue-point="8" draw:end-shape="id36" draw:end-glue-point="3" svg:d="M9389 10071h674v383h690" svg:viewBox="0 0 1365 384">
          <text:p/>
        </draw:connector>
        <draw:connector draw:style-name="gr135" draw:text-style-name="P4" draw:layer="layout" svg:x1="9.389cm" svg:y1="10.071cm" svg:x2="10.753cm" svg:y2="11.279cm" draw:start-shape="id27" draw:start-glue-point="8" draw:end-shape="id37" draw:end-glue-point="3" svg:d="M9389 10071h674v1208h690" svg:viewBox="0 0 1365 1209">
          <text:p/>
        </draw:connector>
        <draw:connector draw:style-name="gr136" draw:text-style-name="P4" draw:layer="layout" svg:x1="9.389cm" svg:y1="10.071cm" svg:x2="10.753cm" svg:y2="12.104cm" draw:start-shape="id27" draw:end-shape="id38" draw:end-glue-point="3" svg:d="M9389 10071h674v2033h690" svg:viewBox="0 0 1365 2034">
          <text:p/>
        </draw:connector>
        <draw:custom-shape draw:name="messagebox-positiv 56" draw:style-name="gr150" draw:text-style-name="P31" draw:layer="layout" svg:width="3.847cm" svg:height="0.791cm" svg:x="1cm" svg:y="2.509cm">
          <text:list text:style-name="L1">
            <text:list-header>
              <text:p text:style-name="P30"><text:span text:style-name="T10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1" draw:text-style-name="P33" draw:layer="layout" svg:width="4.312cm" svg:height="0.886cm" svg:x="0.5cm" svg:y="1.6cm">
          <draw:text-box>
            <text:p>検索クエリー</text:p>
          </draw:text-box>
        </draw:frame>
        <draw:custom-shape draw:name="messagebox-positiv 57" draw:style-name="gr152" draw:text-style-name="P31" draw:layer="layout" svg:width="4.247cm" svg:height="0.791cm" svg:x="10.653cm" svg:y="2.5cm">
          <text:list text:style-name="L1">
            <text:list-header>
              <text:p text:style-name="P30"><text:span text:style-name="T10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7.499cm" svg:height="4.222cm" svg:x="17.241cm" svg:y="8.291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2">
              <table:table-cell table:style-name="ce2">
                <text:p text:style-name="P34"><text:span text:style-name="T12">テキストデータ</text:span></text:p>
              </table:table-cell>
              <table:table-cell table:style-name="ce3">
                <text:p text:style-name="P35"><text:span text:style-name="T12">ベクトルデータ</text:span></text:p>
              </table:table-cell>
            </table:table-row>
            <table:table-row table:style-name="ro3">
              <table:table-cell table:style-name="ce4">
                <text:p text:style-name="P36"><text:span text:style-name="T11">辛いラーメンのお店</text:span></text:p>
              </table:table-cell>
              <table:table-cell table:style-name="ce5">
                <text:list text:style-name="L4">
                  <text:list-header>
                    <text:p text:style-name="P37"><text:span text:style-name="T13">[0.112311...., 0.21088...]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p text:style-name="P36"><text:span text:style-name="T11">激辛ラーメンのお店</text:span></text:p>
              </table:table-cell>
              <table:table-cell table:style-name="ce5">
                <text:list text:continue-numbering="true" text:style-name="L4">
                  <text:list-header>
                    <text:p text:style-name="P37"><text:span text:style-name="T13">[0.121311...., 0.21458...]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p text:style-name="P36"><text:span text:style-name="T11">甘辛ラーメンのお店</text:span></text:p>
              </table:table-cell>
              <table:table-cell table:style-name="ce5">
                <text:list text:continue-numbering="true" text:style-name="L4">
                  <text:list-header>
                    <text:p text:style-name="P37"><text:span text:style-name="T13">[0.125612...., 0.21333...]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p text:style-name="P36"><text:span text:style-name="T11">ただのラーメン店</text:span></text:p>
              </table:table-cell>
              <table:table-cell table:style-name="ce5">
                <text:list text:continue-numbering="true" text:style-name="L4">
                  <text:list-header>
                    <text:p text:style-name="P37"><text:span text:style-name="T13">[0.175212...., 0.20137...]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p text:style-name="P36"><text:span text:style-name="T11">洋菓子のお店</text:span></text:p>
              </table:table-cell>
              <table:table-cell table:style-name="ce5">
                <text:list text:continue-numbering="true" text:style-name="L4">
                  <text:list-header>
                    <text:p text:style-name="P37"><text:span text:style-name="T13">[0.375212...., 0.00137...]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p text:style-name="P36"><text:span text:style-name="T11">和菓子のお店</text:span></text:p>
              </table:table-cell>
              <table:table-cell table:style-name="ce5">
                <text:list text:continue-numbering="true" text:style-name="L4">
                  <text:list-header>
                    <text:p text:style-name="P37"><text:span text:style-name="T13">[0.355012...., 0.01147...]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53" draw:text-style-name="P34" draw:layer="layout" svg:width="2cm" svg:height="1cm" svg:x="15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4" draw:text-style-name="P38" draw:layer="layout" svg:width="2.4cm" svg:height="0.602cm" svg:x="14.9cm" svg:y="9.579cm">
          <draw:text-box>
            <text:p><text:span text:style-name="T12">データ</text:span><text:span text:style-name="T12">入力</text:span></text:p>
          </draw:text-box>
        </draw:frame>
        <draw:custom-shape draw:style-name="gr143" draw:text-style-name="P32" draw:layer="layout" svg:width="3.512cm" svg:height="1.49cm" svg:x="5.978cm" svg:y="2.2cm">
          <text:p text:style-name="P32"><text:span text:style-name="T11">LLM</text:span></text:p>
          <text:p text:style-name="P32"><text:span text:style-name="T11">（大規模言語モデル）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5" draw:text-style-name="P4" draw:layer="layout" svg:x1="4.847cm" svg:y1="2.9cm" svg:x2="6cm" svg:y2="2.9cm">
          <text:p/>
        </draw:line>
        <draw:line draw:style-name="gr155" draw:text-style-name="P4" draw:layer="layout" svg:x1="9.5cm" svg:y1="2.9cm" svg:x2="10.653cm" svg:y2="2.9cm">
          <text:p/>
        </draw:line>
        <draw:line draw:style-name="gr156" draw:text-style-name="P4" draw:layer="layout" svg:x1="14.9cm" svg:y1="3cm" svg:x2="22.5cm" svg:y2="3cm">
          <text:p/>
        </draw:line>
        <draw:line draw:style-name="gr157" draw:text-style-name="P4" draw:layer="layout" svg:x1="22.5cm" svg:y1="3cm" svg:x2="22.5cm" svg:y2="8.291cm">
          <text:p/>
        </draw:line>
        <draw:frame draw:style-name="gr158" draw:text-style-name="P39" draw:layer="layout" svg:width="7.5cm" svg:height="1.796cm" svg:x="16.5cm" svg:y="2.404cm">
          <draw:text-box>
            <text:p><text:span text:style-name="T3">検索</text:span><text:span text:style-name="T3">クエ</text:span><text:span text:style-name="T3">リー</text:span><text:span text:style-name="T3">との</text:span><text:span text:style-name="T3">類似</text:span><text:span text:style-name="T3">度を</text:span><text:span text:style-name="T3">計算</text:span></text:p>
            <text:p><text:span text:style-name="T3">似て</text:span><text:span text:style-name="T3">いる</text:span><text:span text:style-name="T3">デー</text:span><text:span text:style-name="T3">タを</text:span><text:span text:style-name="T3">抽出</text:span></text:p>
          </draw:text-box>
        </draw:frame>
        <draw:frame draw:style-name="gr159" draw:text-style-name="P33" draw:layer="layout" svg:width="3.677cm" svg:height="0.886cm" svg:x="0cm" svg:y="6.714cm">
          <draw:text-box>
            <text:p>入力データ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line draw:style-name="gr160" draw:text-style-name="P4" draw:layer="layout" svg:x1="3.5cm" svg:y1="10cm" svg:x2="3.5cm" svg:y2="0.5cm">
          <text:p/>
        </draw:line>
        <draw:line draw:style-name="gr161" draw:text-style-name="P4" draw:layer="layout" svg:x1="2.5cm" svg:y1="9.2cm" svg:x2="18cm" svg:y2="9.2cm">
          <text:p/>
        </draw:line>
        <draw:custom-shape draw:style-name="gr162" draw:text-style-name="P34" xml:id="id39" draw:id="id39" draw:layer="layout" svg:width="0.5cm" svg:height="0.5cm" svg:x="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40" xml:id="id41" draw:id="id41" draw:layer="layout" svg:width="0.5cm" svg:height="0.5cm" svg:x="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41" xml:id="id40" draw:id="id40" draw:layer="layout" svg:width="0.5cm" svg:height="0.5cm" svg:x="16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5" draw:text-style-name="P42" draw:layer="layout" svg:width="0.853cm" svg:height="0.962cm" svg:x="4cm" svg:y="4.038cm">
          <draw:text-box>
            <text:p><text:span text:style-name="T14">x</text:span></text:p>
          </draw:text-box>
        </draw:frame>
        <draw:frame draw:style-name="gr166" draw:text-style-name="P42" draw:layer="layout" svg:width="0.82cm" svg:height="0.962cm" svg:x="6cm" svg:y="5.5cm">
          <draw:text-box>
            <text:p><text:span text:style-name="T14">z</text:span></text:p>
          </draw:text-box>
        </draw:frame>
        <draw:frame draw:style-name="gr165" draw:text-style-name="P42" draw:layer="layout" svg:width="0.853cm" svg:height="0.962cm" svg:x="16.18cm" svg:y="2.538cm">
          <draw:text-box>
            <text:p><text:span text:style-name="T14">y</text:span></text:p>
          </draw:text-box>
        </draw:frame>
        <draw:connector draw:style-name="gr167" draw:text-style-name="P4" draw:layer="layout" draw:type="line" svg:x1="5cm" svg:y1="5.25cm" svg:x2="16cm" svg:y2="3.75cm" draw:start-shape="id39" draw:start-glue-point="10" draw:end-shape="id40" draw:end-glue-point="6" svg:d="M5000 5250l11000-1500" svg:viewBox="0 0 11001 1501">
          <text:p/>
        </draw:connector>
        <draw:connector draw:style-name="gr168" draw:text-style-name="P4" draw:layer="layout" draw:type="line" svg:x1="4.927cm" svg:y1="5.427cm" svg:x2="5.573cm" svg:y2="6.073cm" draw:start-shape="id39" draw:start-glue-point="9" draw:end-shape="id41" draw:end-glue-point="5" svg:d="M4927 5427l646 646" svg:viewBox="0 0 647 647">
          <text:p/>
        </draw:connector>
        <draw:frame draw:style-name="gr169" draw:text-style-name="P33" draw:layer="layout" svg:width="1.772cm" svg:height="0.886cm" svg:x="3.728cm" svg:y="5.614cm">
          <draw:text-box>
            <text:p>近い</text:p>
          </draw:text-box>
        </draw:frame>
        <draw:frame draw:style-name="gr169" draw:text-style-name="P33" draw:layer="layout" svg:width="1.772cm" svg:height="0.886cm" svg:x="14cm" svg:y="2.864cm">
          <draw:text-box>
            <text:p>遠い</text:p>
          </draw:text-box>
        </draw:frame>
        <draw:frame draw:style-name="gr170" draw:text-style-name="P42" draw:layer="layout" svg:width="6.284cm" svg:height="1.673cm" svg:x="6.5cm" svg:y="7cm">
          <draw:text-box>
            <text:p><text:span text:style-name="T14">x</text:span><text:span text:style-name="T15">と</text:span><text:span text:style-name="T14">z</text:span><text:span text:style-name="T15">は</text:span><text:span text:style-name="T15">似</text:span><text:span text:style-name="T15">て</text:span><text:span text:style-name="T15">い</text:span><text:span text:style-name="T15">る</text:span></text:p>
            <text:p><text:span text:style-name="T14">x</text:span><text:span text:style-name="T15">と</text:span><text:span text:style-name="T14">y</text:span><text:span text:style-name="T15">は</text:span><text:span text:style-name="T15">全</text:span><text:span text:style-name="T15">然</text:span><text:span text:style-name="T15">似</text:span><text:span text:style-name="T15">て</text:span><text:span text:style-name="T15">な</text:span><text:span text:style-name="T15">い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custom-shape draw:name="messagebox-positiv 70" draw:style-name="gr171" draw:text-style-name="P44" draw:layer="layout" svg:width="6.233cm" svg:height="2.83cm" svg:x="1.791cm" svg:y="5.217cm">
          <text:list text:style-name="L1">
            <text:list-header>
              <text:p text:style-name="P43"><text:span text:style-name="T16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8" draw:style-name="gr172" draw:text-style-name="P46" draw:layer="layout" svg:width="6.881cm" svg:height="2.829cm" svg:x="17.435cm" svg:y="5.184cm">
          <text:list text:style-name="L1">
            <text:list-header>
              <text:p text:style-name="P45"><text:span text:style-name="T17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7" draw:layer="layout" svg:width="5.692cm" svg:height="5.33cm" svg:x="9.857cm" svg:y="4.111cm">
          <text:p text:style-name="P47"><text:span text:style-name="T4">LLM</text:span></text:p>
          <text:p text:style-name="P47"><text:span text:style-name="T4">（大規模言語モデル）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5" draw:text-style-name="P4" draw:layer="layout" svg:x1="8.025cm" svg:y1="6.615cm" svg:x2="9.893cm" svg:y2="6.615cm">
          <text:p/>
        </draw:line>
        <draw:line draw:style-name="gr155" draw:text-style-name="P4" draw:layer="layout" svg:x1="15.566cm" svg:y1="6.615cm" svg:x2="17.434cm" svg:y2="6.615cm">
          <text:p/>
        </draw:line>
        <draw:frame draw:style-name="gr174" draw:text-style-name="P33" draw:layer="layout" svg:width="3.606cm" svg:height="1.353cm" svg:x="0.568cm" svg:y="3.6cm">
          <draw:text-box>
            <text:p>自然言語</text:p>
          </draw:text-box>
        </draw:frame>
        <draw:frame draw:style-name="gr175" draw:text-style-name="P33" draw:layer="layout" svg:width="5.865cm" svg:height="1.353cm" svg:x="16.728cm" svg:y="3.763cm">
          <draw:text-box>
            <text:p>ベクトルデータ</text:p>
          </draw:text-box>
        </draw:frame>
        <draw:frame draw:style-name="gr176" draw:text-style-name="P33" draw:layer="layout" svg:width="9.157cm" svg:height="2.439cm" svg:x="15.843cm" svg:y="8.561cm">
          <draw:text-box>
            <text:p>次元数が大きくなる</text:p>
            <text:p text:style-name="P48">e.g. 1024次元、4096次元</text:p>
          </draw:text-box>
        </draw:fram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draw:style-name="gr177" draw:text-style-name="P33" draw:layer="layout" svg:width="2.407cm" svg:height="0.886cm" svg:x="12.4cm" svg:y="3.614cm">
          <draw:text-box>
            <text:p>量子化</text:p>
          </draw:text-box>
        </draw:frame>
        <draw:frame draw:style-name="standard" draw:layer="layout" svg:width="17.323cm" svg:height="0.775cm" svg:x="3.02cm" svg:y="2.25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6"/>
            <table:table-column table:style-name="co16"/>
            <table:table-column table:style-name="co19"/>
            <table:table-column table:style-name="co20"/>
            <table:table-column table:style-name="co21"/>
            <table:table-column table:style-name="co19"/>
            <table:table-row table:style-name="ro5" table:default-cell-style-name="ce6">
              <table:table-cell>
                <text:p><text:span text:style-name="T18">0.0121</text:span></text:p>
              </table:table-cell>
              <table:table-cell>
                <text:p text:style-name="P49"><text:span text:style-name="T18">0.1298</text:span></text:p>
              </table:table-cell>
              <table:table-cell>
                <text:p text:style-name="P49"><text:span text:style-name="T18">0.0221</text:span></text:p>
              </table:table-cell>
              <table:table-cell>
                <text:p text:style-name="P49"><text:span text:style-name="T18">0.1851</text:span></text:p>
              </table:table-cell>
              <table:table-cell>
                <text:p text:style-name="P49"><text:span text:style-name="T18">0.0161</text:span></text:p>
              </table:table-cell>
              <table:table-cell>
                <text:p text:style-name="P49"><text:span text:style-name="T18">0.1152</text:span></text:p>
              </table:table-cell>
              <table:table-cell>
                <text:p text:style-name="P49"><text:span text:style-name="T18">0.0001</text:span></text:p>
              </table:table-cell>
              <table:table-cell>
                <text:p text:style-name="P49"><text:span text:style-name="T18">0.4311</text:span></text:p>
              </table:table-cell>
              <table:table-cell>
                <text:p text:style-name="P49"><text:span text:style-name="T18">0.0018</text:span></text:p>
              </table:table-cell>
              <table:table-cell>
                <text:p text:style-name="P49"><text:span text:style-name="T18">0.022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7.323cm" svg:height="0.775cm" svg:x="3.009cm" svg:y="5.339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6"/>
            <table:table-column table:style-name="co16"/>
            <table:table-column table:style-name="co19"/>
            <table:table-column table:style-name="co20"/>
            <table:table-column table:style-name="co21"/>
            <table:table-column table:style-name="co19"/>
            <table:table-row table:style-name="ro5" table:default-cell-style-name="ce7">
              <table:table-cell>
                <text:p text:style-name="P34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78" draw:text-style-name="P34" draw:layer="layout" svg:width="1.5cm" svg:height="1.839cm" svg:x="10.9cm" svg:y="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7.323cm" svg:height="0.775cm" svg:x="3.048cm" svg:y="8.778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6"/>
            <table:table-column table:style-name="co16"/>
            <table:table-column table:style-name="co19"/>
            <table:table-column table:style-name="co20"/>
            <table:table-column table:style-name="co21"/>
            <table:table-column table:style-name="co19"/>
            <table:table-row table:style-name="ro5" table:default-cell-style-name="ce7">
              <table:table-cell>
                <text:p text:style-name="P34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51" draw:text-style-name="P33" draw:layer="layout" svg:width="4.312cm" svg:height="0.886cm" svg:x="0.5cm" svg:y="3.888cm">
          <draw:text-box>
            <text:p>検索クエリー</text:p>
          </draw:text-box>
        </draw:frame>
        <draw:frame draw:style-name="gr179" draw:text-style-name="P33" draw:layer="layout" svg:width="3.042cm" svg:height="0.886cm" svg:x="0.5cm" svg:y="8cm">
          <draw:text-box>
            <text:p>検索対象</text:p>
          </draw:text-box>
        </draw:frame>
        <draw:custom-shape draw:style-name="gr180" draw:text-style-name="P34" draw:layer="layout" svg:width="1.5cm" svg:height="2.664cm" svg:x="11cm" svg:y="6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1" draw:text-style-name="P33" draw:layer="layout" svg:width="3.11cm" svg:height="0.962cm" svg:x="12.655cm" svg:y="6.924cm">
          <draw:text-box>
            <text:p>AND演算</text:p>
          </draw:text-box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2" draw:text-style-name="P51" draw:layer="layout" svg:width="22.859cm" svg:height="2.986cm" svg:x="1.27cm" svg:y="0.269cm" presentation:class="title" presentation:user-transformed="true">
          <draw:text-box>
            <text:p>pgvectorのベクトルデータ挿入</text:p>
          </draw:text-box>
        </draw:frame>
        <draw:custom-shape draw:name="Ribbon- 1" draw:style-name="gr182" draw:text-style-name="P53" draw:layer="layout" svg:width="7.257cm" svg:height="1.814cm" svg:x="0.336cm" svg:y="3.511cm">
          <text:p text:style-name="P52"><text:span text:style-name="T19">pgvector</text:span><text:span text:style-name="T19">の</text:span></text:p>
          <text:p text:style-name="P52"><text:span text:style-name="T19">ベクトルデータ挿入</text:span></text:p>
          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range-y-maximum="33333" draw:handle-position="?f5 ?f18" draw:handle-range-y-minimum="0"/>
            <draw:handle draw:handle-position="?f6 ?f24" draw:handle-range-x-minimum="25000" draw:handle-range-x-maximum="75000"/>
          </draw:enhanced-geometry>
        </draw:custom-shape>
        <draw:custom-shape draw:name="messagebox-positiv 59" draw:style-name="gr183" draw:text-style-name="P44" draw:layer="layout" svg:width="5.443cm" svg:height="0.908cm" svg:x="0.543cm" svg:y="7.331cm">
          <text:list text:style-name="L1">
            <text:list-header>
              <text:p text:style-name="P43"><text:span text:style-name="T16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0" draw:style-name="gr184" draw:text-style-name="P44" draw:layer="layout" svg:width="5.443cm" svg:height="0.908cm" svg:x="0.543cm" svg:y="8.254cm">
          <text:list text:style-name="L1">
            <text:list-header>
              <text:p text:style-name="P43"><text:span text:style-name="T16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1" draw:style-name="gr185" draw:text-style-name="P44" draw:layer="layout" svg:width="5.443cm" svg:height="0.908cm" svg:x="0.543cm" svg:y="9.178cm">
          <text:list text:style-name="L1">
            <text:list-header>
              <text:p text:style-name="P43"><text:span text:style-name="T16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2" draw:style-name="gr186" draw:text-style-name="P44" draw:layer="layout" svg:width="5.443cm" svg:height="0.908cm" svg:x="0.543cm" svg:y="10.101cm">
          <text:list text:style-name="L1">
            <text:list-header>
              <text:p text:style-name="P43"><text:span text:style-name="T16">ただのラーメン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3" draw:style-name="gr187" draw:text-style-name="P44" draw:layer="layout" svg:width="5.443cm" svg:height="0.908cm" svg:x="0.543cm" svg:y="11.025cm">
          <text:list text:style-name="L1">
            <text:list-header>
              <text:p text:style-name="P43"><text:span text:style-name="T16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4" draw:style-name="gr188" draw:text-style-name="P44" draw:layer="layout" svg:width="5.443cm" svg:height="0.908cm" svg:x="0.543cm" svg:y="11.948cm">
          <text:list text:style-name="L1">
            <text:list-header>
              <text:p text:style-name="P43"><text:span text:style-name="T16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9" draw:text-style-name="P18" draw:layer="layout" svg:width="3.381cm" svg:height="0.827cm" svg:x="0.02cm" svg:y="5.909cm">
          <draw:text-box>
            <text:p><text:span text:style-name="T6">デー</text:span><text:span text:style-name="T6">タ投</text:span><text:span text:style-name="T6">入</text:span></text:p>
          </draw:text-box>
        </draw:frame>
        <draw:custom-shape draw:style-name="gr190" draw:text-style-name="P47" draw:layer="layout" svg:width="3.084cm" svg:height="1.451cm" svg:x="5.987cm" svg:y="9.434cm">
          <text:p text:style-name="P47"><text:span text:style-name="T4">ベクトル化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messagebox-positiv 65" draw:style-name="gr191" draw:text-style-name="P55" draw:layer="layout" svg:width="5.443cm" svg:height="0.908cm" svg:x="9.071cm" svg:y="7.356cm">
          <text:list text:style-name="L1">
            <text:list-header>
              <text:p text:style-name="P54"><text:span text:style-name="T20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6" draw:style-name="gr192" draw:text-style-name="P55" draw:layer="layout" svg:width="5.443cm" svg:height="0.908cm" svg:x="9.071cm" svg:y="8.28cm">
          <text:list text:style-name="L1">
            <text:list-header>
              <text:p text:style-name="P54"><text:span text:style-name="T20">[0.121311...., 0.2145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7" draw:style-name="gr193" draw:text-style-name="P55" draw:layer="layout" svg:width="5.443cm" svg:height="0.908cm" svg:x="9.071cm" svg:y="9.203cm">
          <text:list text:style-name="L1">
            <text:list-header>
              <text:p text:style-name="P54"><text:span text:style-name="T20">[0.125612...., 0.2133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8" draw:style-name="gr194" draw:text-style-name="P55" draw:layer="layout" svg:width="5.443cm" svg:height="0.908cm" svg:x="9.071cm" svg:y="10.127cm">
          <text:list text:style-name="L1">
            <text:list-header>
              <text:p text:style-name="P54"><text:span text:style-name="T20">[0.175212...., 0.2013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9" draw:style-name="gr195" draw:text-style-name="P55" draw:layer="layout" svg:width="5.443cm" svg:height="0.908cm" svg:x="9.071cm" svg:y="11.05cm">
          <text:list text:style-name="L1">
            <text:list-header>
              <text:p text:style-name="P54"><text:span text:style-name="T20">[0.375212...., 0.0013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71" draw:style-name="gr196" draw:text-style-name="P55" draw:layer="layout" svg:width="5.443cm" svg:height="0.908cm" svg:x="9.071cm" svg:y="11.974cm">
          <text:list text:style-name="L1">
            <text:list-header>
              <text:p text:style-name="P54"><text:span text:style-name="T20">[0.355012...., 0.0114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353cm" svg:height="5.037cm" svg:x="15.5cm" svg:y="7.448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6" table:default-cell-style-name="ce7">
              <table:table-cell>
                <text:p text:style-name="P34"><text:span text:style-name="T18">テキストデータ</text:span></text:p>
              </table:table-cell>
              <table:table-cell>
                <text:p text:style-name="P50"><text:span text:style-name="T18">ベクトルデータ</text:span></text:p>
              </table:table-cell>
            </table:table-row>
            <table:table-row table:style-name="ro7">
              <table:table-cell table:style-name="ce8">
                <text:p text:style-name="P56"><text:span text:style-name="T21">辛いラーメンのお店</text:span></text:p>
              </table:table-cell>
              <table:table-cell table:style-name="ce9">
                <text:list text:style-name="L4">
                  <text:list-header>
                    <text:p text:style-name="P57"><text:span text:style-name="T20">[0.112311...., 0.21088...]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p text:style-name="P56"><text:span text:style-name="T21">激辛ラーメン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121311...., 0.21458...]</text:span></text:p>
                  </text:list-header>
                </text:list>
              </table:table-cell>
            </table:table-row>
            <table:table-row table:style-name="ro9">
              <table:table-cell table:style-name="ce8">
                <text:p text:style-name="P56"><text:span text:style-name="T21">甘辛ラーメン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125612...., 0.21333...]</text:span></text:p>
                  </text:list-header>
                </text:list>
              </table:table-cell>
            </table:table-row>
            <table:table-row table:style-name="ro9">
              <table:table-cell table:style-name="ce8">
                <text:p text:style-name="P56"><text:span text:style-name="T21">ただのラーメン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175212...., 0.20137...]</text:span></text:p>
                  </text:list-header>
                </text:list>
              </table:table-cell>
            </table:table-row>
            <table:table-row table:style-name="ro9">
              <table:table-cell table:style-name="ce8">
                <text:p text:style-name="P56"><text:span text:style-name="T21">洋菓子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375212...., 0.00137...]</text:span></text:p>
                  </text:list-header>
                </text:list>
              </table:table-cell>
            </table:table-row>
            <table:table-row table:style-name="ro10">
              <table:table-cell table:style-name="ce8">
                <text:p text:style-name="P56"><text:span text:style-name="T21">和菓子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355012...., 0.01147...]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-arrow 3" draw:style-name="gr197" draw:text-style-name="P58" draw:layer="layout" svg:width="4.536cm" svg:height="2.721cm" draw:transform="rotate (-2.92586995804329) translate (17.735cm 7.385cm)">
          <text:p/>
          <draw:enhanced-geometry draw:mirror-horizontal="tru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frame draw:style-name="gr198" draw:text-style-name="P59" draw:layer="layout" svg:width="9.672cm" svg:height="1.449cm" svg:x="15.728cm" svg:y="3.812cm">
          <draw:text-box>
            <text:p><text:span text:style-name="T9">テキ</text:span><text:span text:style-name="T9">スト</text:span><text:span text:style-name="T9">デー</text:span><text:span text:style-name="T9">タと</text:span><text:span text:style-name="T9">ベク</text:span><text:span text:style-name="T9">トル</text:span><text:span text:style-name="T9">デー</text:span><text:span text:style-name="T9">タを</text:span></text:p>
            <text:p><text:span text:style-name="T9">一緒</text:span><text:span text:style-name="T9">に</text:span><text:span text:style-name="T9">INS</text:span><text:span text:style-name="T9">ERT</text:span></text:p>
          </draw:text-box>
        </draw:frame>
        <draw:frame draw:style-name="gr199" draw:text-style-name="P18" draw:layer="layout" svg:width="6.259cm" svg:height="0.827cm" svg:x="4.669cm" svg:y="13.416cm">
          <draw:text-box>
            <text:p><text:span text:style-name="T6">ユー</text:span><text:span text:style-name="T6">ザー</text:span><text:span text:style-name="T6">が自</text:span><text:span text:style-name="T6">分で</text:span><text:span text:style-name="T6">実施</text:span></text:p>
          </draw:text-box>
        </draw:frame>
        <draw:custom-shape draw:style-name="gr200" draw:text-style-name="P4" draw:layer="layout" svg:width="0.907cm" svg:height="14.514cm" draw:transform="skewX (-0.000174532925199433) rotate (-1.5707963267949) translate (14.967cm 12.7cm)">
          <text:p/>
          <draw:enhanced-geometry svg:viewBox="0 0 21600 21600" draw:glue-points="0 0 0 21600 21600 10800" draw:text-areas="0 ?f9 7800 ?f10" draw:type="right-brace" draw:modifiers="1800 10695.38153865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3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2" draw:text-style-name="P51" draw:layer="layout" svg:width="22.859cm" svg:height="2.986cm" svg:x="1.27cm" svg:y="0.269cm" presentation:class="title" presentation:user-transformed="true">
          <draw:text-box>
            <text:p>PGroongaのベクトルデータ挿入</text:p>
          </draw:text-box>
        </draw:frame>
        <draw:custom-shape draw:name="Ribbon- 3" draw:style-name="gr201" draw:text-style-name="P53" draw:layer="layout" svg:width="7.257cm" svg:height="1.814cm" svg:x="0.336cm" svg:y="3.511cm">
          <text:p text:style-name="P52"><text:span text:style-name="T19">PGroonga</text:span><text:span text:style-name="T19">の</text:span></text:p>
          <text:p text:style-name="P52"><text:span text:style-name="T19">ベクトルデータ挿入</text:span></text:p>
          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range-y-maximum="33333" draw:handle-position="?f5 ?f18" draw:handle-range-y-minimum="0"/>
            <draw:handle draw:handle-position="?f6 ?f24" draw:handle-range-x-minimum="25000" draw:handle-range-x-maximum="75000"/>
          </draw:enhanced-geometry>
        </draw:custom-shape>
        <draw:custom-shape draw:name="messagebox-positiv 16" draw:style-name="gr202" draw:text-style-name="P44" draw:layer="layout" svg:width="5.443cm" svg:height="0.908cm" svg:x="3.718cm" svg:y="7.15cm">
          <text:list text:style-name="L1">
            <text:list-header>
              <text:p text:style-name="P43"><text:span text:style-name="T16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7" draw:style-name="gr203" draw:text-style-name="P44" draw:layer="layout" svg:width="5.443cm" svg:height="0.908cm" svg:x="3.718cm" svg:y="8.073cm">
          <text:list text:style-name="L1">
            <text:list-header>
              <text:p text:style-name="P43"><text:span text:style-name="T16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8" draw:style-name="gr204" draw:text-style-name="P44" draw:layer="layout" svg:width="5.443cm" svg:height="0.908cm" svg:x="3.718cm" svg:y="8.997cm">
          <text:list text:style-name="L1">
            <text:list-header>
              <text:p text:style-name="P43"><text:span text:style-name="T16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9" draw:style-name="gr205" draw:text-style-name="P44" draw:layer="layout" svg:width="5.443cm" svg:height="0.908cm" svg:x="3.718cm" svg:y="9.92cm">
          <text:list text:style-name="L1">
            <text:list-header>
              <text:p text:style-name="P43"><text:span text:style-name="T16">ただのラーメン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0" draw:style-name="gr206" draw:text-style-name="P44" draw:layer="layout" svg:width="5.443cm" svg:height="0.908cm" svg:x="3.718cm" svg:y="10.844cm">
          <text:list text:style-name="L1">
            <text:list-header>
              <text:p text:style-name="P43"><text:span text:style-name="T16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1" draw:style-name="gr207" draw:text-style-name="P44" draw:layer="layout" svg:width="5.443cm" svg:height="0.908cm" svg:x="3.718cm" svg:y="11.767cm">
          <text:list text:style-name="L1">
            <text:list-header>
              <text:p text:style-name="P43"><text:span text:style-name="T16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18" draw:layer="layout" svg:width="3.677cm" svg:height="0.886cm" svg:x="1.814cm" svg:y="5.818cm">
          <draw:text-box>
            <text:p><text:span text:style-name="T22">デ</text:span><text:span text:style-name="T22">ー</text:span><text:span text:style-name="T22">タ</text:span><text:span text:style-name="T22">投</text:span><text:span text:style-name="T22">入</text:span></text:p>
          </draw:text-box>
        </draw:frame>
        <draw:frame draw:style-name="standard" draw:layer="layout" svg:width="9.353cm" svg:height="4.961cm" svg:x="11.146cm" svg:y="7.266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11" table:default-cell-style-name="ce7">
              <table:table-cell>
                <text:p text:style-name="P34"><text:span text:style-name="T18">テキストデータ</text:span></text:p>
              </table:table-cell>
              <table:table-cell>
                <text:p text:style-name="P50"><text:span text:style-name="T18">ベクトルデータ</text:span></text:p>
              </table:table-cell>
            </table:table-row>
            <table:table-row table:style-name="ro12">
              <table:table-cell table:style-name="ce8">
                <text:p text:style-name="P56"><text:span text:style-name="T21">辛いラーメンのお店</text:span></text:p>
              </table:table-cell>
              <table:table-cell table:style-name="ce9">
                <text:list text:style-name="L4">
                  <text:list-header>
                    <text:p text:style-name="P57"><text:span text:style-name="T20">[0.112311...., 0.21088...]</text:span></text:p>
                  </text:list-header>
                </text:list>
              </table:table-cell>
            </table:table-row>
            <table:table-row table:style-name="ro13">
              <table:table-cell table:style-name="ce8">
                <text:p text:style-name="P56"><text:span text:style-name="T23">激辛ラーメン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121311...., 0.21458...]</text:span></text:p>
                  </text:list-header>
                </text:list>
              </table:table-cell>
            </table:table-row>
            <table:table-row table:style-name="ro14">
              <table:table-cell table:style-name="ce8">
                <text:p text:style-name="P56"><text:span text:style-name="T23">甘辛ラーメン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125612...., 0.21333...]</text:span></text:p>
                  </text:list-header>
                </text:list>
              </table:table-cell>
            </table:table-row>
            <table:table-row table:style-name="ro14">
              <table:table-cell table:style-name="ce8">
                <text:p text:style-name="P56"><text:span text:style-name="T23">ただのラーメン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175212...., 0.20137...]</text:span></text:p>
                  </text:list-header>
                </text:list>
              </table:table-cell>
            </table:table-row>
            <table:table-row table:style-name="ro15">
              <table:table-cell table:style-name="ce8">
                <text:p text:style-name="P56"><text:span text:style-name="T23">洋菓子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375212...., 0.00137...]</text:span></text:p>
                  </text:list-header>
                </text:list>
              </table:table-cell>
            </table:table-row>
            <table:table-row table:style-name="ro16">
              <table:table-cell table:style-name="ce8">
                <text:p text:style-name="P56"><text:span text:style-name="T23">和菓子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7"><text:span text:style-name="T20">[0.355012...., 0.01147...]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-arrow 4" draw:style-name="gr208" draw:text-style-name="P58" draw:layer="layout" svg:width="4.536cm" svg:height="2.721cm" draw:transform="rotate (-2.92586995804329) translate (13.38cm 7.203cm)">
          <text:p/>
          <draw:enhanced-geometry draw:mirror-horizontal="tru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frame draw:style-name="gr209" draw:text-style-name="P61" draw:layer="layout" svg:width="8.537cm" svg:height="1.673cm" svg:x="12.7cm" svg:y="4.617cm">
          <draw:text-box>
            <text:p><text:span text:style-name="T24">テ</text:span><text:span text:style-name="T24">キ</text:span><text:span text:style-name="T24">ス</text:span><text:span text:style-name="T24">ト</text:span><text:span text:style-name="T24">デ</text:span><text:span text:style-name="T24">ー</text:span><text:span text:style-name="T24">タ</text:span><text:span text:style-name="T24">の</text:span><text:span text:style-name="T24">み</text:span><text:span text:style-name="T24">INS</text:span><text:span text:style-name="T24">ER</text:span><text:span text:style-name="T24">T</text:span></text:p>
            <text:p><text:span text:style-name="T24">= </text:span><text:span text:style-name="T24">普</text:span><text:span text:style-name="T24">通</text:span><text:span text:style-name="T24">に</text:span><text:span text:style-name="T24">INS</text:span><text:span text:style-name="T24">ER</text:span><text:span text:style-name="T24">T</text:span><text:span text:style-name="T24">す</text:span><text:span text:style-name="T24">る</text:span><text:span text:style-name="T24">だ</text:span><text:span text:style-name="T24">け</text:span></text:p>
          </draw:text-box>
        </draw:frame>
        <draw:custom-shape draw:name="oval-arrow 5" draw:style-name="gr210" draw:text-style-name="P58" draw:layer="layout" svg:width="2.722cm" svg:height="1.814cm" svg:x="14.06cm" svg:y="12.292cm">
          <text:p/>
          <draw:enhanced-geometry draw:mirror-horizontal="fals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frame draw:style-name="gr211" draw:text-style-name="P61" draw:layer="layout" svg:width="6.632cm" svg:height="1.597cm" svg:x="16.879cm" svg:y="12.414cm">
          <draw:text-box>
            <text:p><text:span text:style-name="T24">ベ</text:span><text:span text:style-name="T24">ク</text:span><text:span text:style-name="T24">ト</text:span><text:span text:style-name="T24">ル</text:span><text:span text:style-name="T24">デ</text:span><text:span text:style-name="T24">ー</text:span><text:span text:style-name="T24">タ</text:span><text:span text:style-name="T24">は</text:span></text:p>
            <text:p><text:span text:style-name="T24">INS</text:span><text:span text:style-name="T24">ER</text:span><text:span text:style-name="T24">T</text:span><text:span text:style-name="T24">時</text:span><text:span text:style-name="T24">に</text:span><text:span text:style-name="T24">自</text:span><text:span text:style-name="T24">動</text:span><text:span text:style-name="T24">生</text:span><text:span text:style-name="T24">成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3" presentation:class="page"/>
          <draw:frame presentation:style-name="pr3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787" draw:display-name="Gradient 787" draw:style="linear" draw:start-color="#ffde59" draw:end-color="#ff972f" draw:start-intensity="100%" draw:end-intensity="100%" draw:angle="240deg" draw:border="0%"/>
    <draw:gradient draw:name="Gradient_20_788" draw:display-name="Gradient 788" draw:style="linear" draw:start-color="#ccb147" draw:end-color="#cc7825" draw:start-intensity="100%" draw:end-intensity="100%" draw:angle="24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22" draw:display-name="線の終点 22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8" draw:display-name="線の終点 38" svg:viewBox="0 0 20 20" svg:d="M0 20l10-20 10 20z"/>
    <draw:marker draw:name="線の終点_20_39" draw:display-name="線の終点 39" svg:viewBox="0 0 20 20" svg:d="M0 20l10-20 10 20z"/>
    <draw:marker draw:name="線の終点_20_40" draw:display-name="線の終点 40" svg:viewBox="0 0 20 20" svg:d="M0 20l10-20 10 20z"/>
    <draw:marker draw:name="線の終点_20_41" draw:display-name="線の終点 41" svg:viewBox="0 0 20 20" svg:d="M0 20l10-20 10 20z"/>
    <draw:marker draw:name="線の終点_20_42" draw:display-name="線の終点 42" svg:viewBox="0 0 20 20" svg:d="M0 20l10-20 10 20z"/>
    <draw:marker draw:name="線の終点_20_43" draw:display-name="線の終点 43" svg:viewBox="0 0 20 20" svg:d="M0 20l10-20 10 20z"/>
    <draw:marker draw:name="線の終点_20_44" draw:display-name="線の終点 44" svg:viewBox="0 0 20 20" svg:d="M0 20l10-20 10 20z"/>
    <draw:marker draw:name="線の終点_20_45" draw:display-name="線の終点 45" svg:viewBox="0 0 20 20" svg:d="M0 20l10-20 10 20z"/>
    <draw:marker draw:name="線の終点_20_46" draw:display-name="線の終点 46" svg:viewBox="0 0 20 20" svg:d="M0 20l10-20 10 20z"/>
    <draw:marker draw:name="線の終点_20_47" draw:display-name="線の終点 47" svg:viewBox="0 0 20 20" svg:d="M0 20l10-20 10 20z"/>
    <draw:marker draw:name="線の終点_20_48" draw:display-name="線の終点 48" svg:viewBox="0 0 20 20" svg:d="M0 20l10-20 10 20z"/>
    <draw:marker draw:name="線の終点_20_49" draw:display-name="線の終点 49" svg:viewBox="0 0 20 20" svg:d="M0 20l10-20 10 20z"/>
    <draw:marker draw:name="線の終点_20_52" draw:display-name="線の終点 52" svg:viewBox="0 0 20 20" svg:d="M0 20l10-20 10 20z"/>
    <draw:marker draw:name="線の終点_20_54" draw:display-name="線の終点 54" svg:viewBox="0 0 20 20" svg:d="M0 20l10-20 10 20z"/>
    <draw:marker draw:name="線の終点_20_55" draw:display-name="線の終点 55" svg:viewBox="0 0 20 20" svg:d="M0 20l10-20 10 20z"/>
    <draw:marker draw:name="線の終点_20_56" draw:display-name="線の終点 56" svg:viewBox="0 0 20 20" svg:d="M0 20l10-20 10 20z"/>
    <draw:marker draw:name="線の終点_20_59" draw:display-name="線の終点 59" svg:viewBox="0 0 20 20" svg:d="M0 20l10-20 10 20z"/>
    <draw:marker draw:name="線の終点_20_60" draw:display-name="線の終点 60" svg:viewBox="0 0 20 20" svg:d="M0 20l10-20 10 20z"/>
    <draw:marker draw:name="線の終点_20_61" draw:display-name="線の終点 61" svg:viewBox="0 0 20 20" svg:d="M0 20l10-20 10 20z"/>
    <draw:marker draw:name="線の終点_20_62" draw:display-name="線の終点 62" svg:viewBox="0 0 20 20" svg:d="M0 20l10-20 10 20z"/>
    <draw:marker draw:name="線の終点_20_63" draw:display-name="線の終点 63" svg:viewBox="0 0 20 20" svg:d="M0 20l10-20 10 20z"/>
    <draw:marker draw:name="線の終点_20_9" draw:display-name="線の終点 9" svg:viewBox="0 0 20 20" svg:d="M0 20l10-20 10 20z"/>
    <draw:stroke-dash draw:name="Dash_20_2" draw:display-name="Dash 2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ゴシック" style:font-family-asian="IPAゴシック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IPAゴシック" style:font-family-asian="IPAゴシック" style:font-family-generic-asian="system" style:font-pitch-asian="variable" style:font-size-asian="18pt" style:font-name-complex="Unifont" style:font-family-complex="Unifont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2.859cm" svg:height="2.385cm" svg:x="1.27cm" svg:y="0.57cm" presentation:class="title" presentation:placeholder="true">
        <draw:text-box/>
      </draw:frame>
      <draw:frame presentation:style-name="標準-outline1" draw:layer="backgroundobjects" svg:width="22.859cm" svg:height="8.286cm" svg:x="1.27cm" svg:y="3.342cm" presentation:class="outline" presentation:placeholder="true">
        <draw:text-box/>
      </draw:frame>
      <draw:frame presentation:style-name="Mpr1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4cm" svg:x="8.686cm" svg:y="13.0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1:23:40.257876480</meta:creation-date>
    <dc:date>2025-11-11T18:42:15.318017347</dc:date>
    <meta:editing-duration>PT21H17M17S</meta:editing-duration>
    <meta:editing-cycles>25</meta:editing-cycles>
    <meta:generator>LibreOffice/7.4.7.2$Linux_X86_64 LibreOffice_project/40$Build-2</meta:generator>
    <meta:document-statistic meta:object-count="330"/>
  </office:meta>
</office:document-meta>
</file>